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4afa1a"/>
    </style:style>
    <style:style style:name="P2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3" style:family="paragraph" style:parent-style-name="Standard">
      <style:text-properties fo:color="#000000" style:font-name="Times New Roman" fo:font-size="10pt" fo:language="de" fo:country="DE" officeooo:rsid="0043c1b5" officeooo:paragraph-rsid="0043c1b5" style:font-size-asian="10.5pt"/>
    </style:style>
    <style:style style:name="P4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5" style:family="paragraph" style:parent-style-name="Standard">
      <style:text-properties fo:color="#000000" style:font-name="Times New Roman" fo:font-size="10pt" fo:language="de" fo:country="DE" officeooo:rsid="00443c9b" officeooo:paragraph-rsid="004afa1a" style:font-size-asian="10.5pt"/>
    </style:style>
    <style:style style:name="P6" style:family="paragraph" style:parent-style-name="Standard">
      <style:text-properties fo:color="#000000" style:font-name="Times New Roman" fo:font-size="10pt" fo:language="de" fo:country="DE" officeooo:rsid="00443c9b" officeooo:paragraph-rsid="00443c9b" style:font-size-asian="10.5pt"/>
    </style:style>
    <style:style style:name="P7" style:family="paragraph" style:parent-style-name="Standard">
      <style:text-properties fo:color="#000000" style:font-name="Helvetica2" fo:font-size="10pt" fo:language="de" fo:country="DE" officeooo:rsid="00443c9b" officeooo:paragraph-rsid="0043c1b5" style:font-size-asian="10.5pt"/>
    </style:style>
    <style:style style:name="P8" style:family="paragraph" style:parent-style-name="Referenz">
      <style:text-properties officeooo:paragraph-rsid="007d3a05"/>
    </style:style>
    <style:style style:name="P9" style:family="paragraph" style:parent-style-name="Referenz">
      <style:text-properties officeooo:paragraph-rsid="007d7580"/>
    </style:style>
    <style:style style:name="P10" style:family="paragraph" style:parent-style-name="Referenz">
      <style:text-properties officeooo:paragraph-rsid="008cd2bd"/>
    </style:style>
    <style:style style:name="P11" style:family="paragraph" style:parent-style-name="Title" style:master-page-name="Standard">
      <style:paragraph-properties style:page-number="auto"/>
      <style:text-properties fo:color="#000000" officeooo:rsid="0017411d" officeooo:paragraph-rsid="0017411d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text-properties fo:color="#000000" style:font-name="Times New Roman" fo:font-size="10pt" fo:language="de" fo:country="DE" officeooo:rsid="0017411d" officeooo:paragraph-rsid="002059d2" style:font-size-asian="10.5pt"/>
    </style:style>
    <style:style style:name="P14" style:family="paragraph" style:parent-style-name="Standard">
      <style:text-properties fo:color="#000000" style:font-name="Times New Roman" fo:font-size="10pt" fo:language="de" fo:country="DE" officeooo:rsid="0017bdc6" officeooo:paragraph-rsid="0089c2e6" style:font-size-asian="10.5pt"/>
    </style:style>
    <style:style style:name="P15" style:family="paragraph" style:parent-style-name="Standard">
      <style:text-properties fo:color="#000000" officeooo:rsid="0017411d" officeooo:paragraph-rsid="00880e0a"/>
    </style:style>
    <style:style style:name="P16" style:family="paragraph" style:parent-style-name="Standard">
      <style:text-properties fo:color="#000000" officeooo:rsid="0017411d" officeooo:paragraph-rsid="001d05f3"/>
    </style:style>
    <style:style style:name="P17" style:family="paragraph" style:parent-style-name="Standard">
      <style:text-properties fo:color="#000000" officeooo:rsid="0017411d" officeooo:paragraph-rsid="0017411d"/>
    </style:style>
    <style:style style:name="P18" style:family="paragraph" style:parent-style-name="Standard">
      <style:text-properties fo:color="#000000" officeooo:rsid="0017411d" officeooo:paragraph-rsid="002059d2"/>
    </style:style>
    <style:style style:name="P19" style:family="paragraph" style:parent-style-name="Standard">
      <style:text-properties fo:color="#000000" officeooo:rsid="0017411d" officeooo:paragraph-rsid="0017bdc6"/>
    </style:style>
    <style:style style:name="P20" style:family="paragraph" style:parent-style-name="Standard">
      <style:text-properties fo:color="#000000" style:font-name="Helvetica2" fo:font-size="10pt" fo:language="de" fo:country="DE" officeooo:rsid="001bdffb" officeooo:paragraph-rsid="0017411d" style:font-size-asian="10.5pt"/>
    </style:style>
    <style:style style:name="P21" style:family="paragraph" style:parent-style-name="Standard">
      <style:text-properties fo:color="#000000" style:font-name="Helvetica2" fo:font-size="10pt" fo:language="de" fo:country="DE" officeooo:rsid="0017bdc6" officeooo:paragraph-rsid="00222ead" style:font-size-asian="10.5pt"/>
    </style:style>
    <style:style style:name="P22" style:family="paragraph" style:parent-style-name="Standard">
      <style:text-properties fo:color="#000000" style:font-name="Helvetica2" fo:font-size="10pt" fo:language="de" fo:country="DE" officeooo:rsid="0017bdc6" officeooo:paragraph-rsid="0017411d" style:font-size-asian="10.5pt"/>
    </style:style>
    <style:style style:name="P23" style:family="paragraph" style:parent-style-name="Standard">
      <style:text-properties fo:color="#000000" style:font-name="Helvetica2" fo:font-size="10pt" fo:language="de" fo:country="DE" officeooo:rsid="0017411d" officeooo:paragraph-rsid="0017411d" style:font-size-asian="10.5pt"/>
    </style:style>
    <style:style style:name="P24" style:family="paragraph" style:parent-style-name="Standard">
      <style:text-properties fo:color="#000000" style:font-name="Helvetica2" fo:font-size="10pt" fo:language="de" fo:country="DE" officeooo:rsid="0017411d" officeooo:paragraph-rsid="0027ae4e" style:font-size-asian="10.5pt"/>
    </style:style>
    <style:style style:name="P25" style:family="paragraph" style:parent-style-name="Standard">
      <style:text-properties fo:color="#000000" style:font-name="Helvetica2" fo:font-size="10pt" fo:language="de" fo:country="DE" officeooo:rsid="0017411d" officeooo:paragraph-rsid="002898f8" style:font-size-asian="10.5pt"/>
    </style:style>
    <style:style style:name="P26" style:family="paragraph" style:parent-style-name="Standard">
      <style:text-properties fo:color="#000000" style:font-name="Helvetica2" fo:font-size="10pt" fo:language="de" fo:country="DE" officeooo:rsid="00665bcb" officeooo:paragraph-rsid="00665bcb" style:font-size-asian="10.5pt"/>
    </style:style>
    <style:style style:name="P27" style:family="paragraph" style:parent-style-name="Standard">
      <style:text-properties fo:color="#000000" style:font-name="Helvetica2" fo:font-size="10pt" fo:language="de" fo:country="DE" officeooo:rsid="00665bcb" officeooo:paragraph-rsid="0068a5f4" style:font-size-asian="10.5pt"/>
    </style:style>
    <style:style style:name="P28" style:family="paragraph" style:parent-style-name="Standard">
      <style:text-properties fo:color="#000000" officeooo:rsid="002059d2" officeooo:paragraph-rsid="002059d2"/>
    </style:style>
    <style:style style:name="P29" style:family="paragraph" style:parent-style-name="Standard">
      <style:text-properties fo:color="#000000" officeooo:paragraph-rsid="0017bdc6"/>
    </style:style>
    <style:style style:name="P30" style:family="paragraph" style:parent-style-name="Standard">
      <style:text-properties fo:color="#000000" officeooo:rsid="0017bdc6"/>
    </style:style>
    <style:style style:name="P31" style:family="paragraph" style:parent-style-name="Standard">
      <style:text-properties fo:color="#000000" officeooo:rsid="0017bdc6" officeooo:paragraph-rsid="0017bdc6"/>
    </style:style>
    <style:style style:name="P32" style:family="paragraph" style:parent-style-name="Standard">
      <style:text-properties fo:color="#000000" officeooo:rsid="0027a593" officeooo:paragraph-rsid="0027a593"/>
    </style:style>
    <style:style style:name="P33" style:family="paragraph" style:parent-style-name="Standard">
      <style:text-properties fo:color="#000000" officeooo:paragraph-rsid="0094df84"/>
    </style:style>
    <style:style style:name="P34" style:family="paragraph" style:parent-style-name="Standard">
      <style:text-properties fo:color="#000000" officeooo:paragraph-rsid="00487f32"/>
    </style:style>
    <style:style style:name="P35" style:family="paragraph" style:parent-style-name="Standard">
      <style:text-properties fo:color="#000000" officeooo:paragraph-rsid="002f37ba"/>
    </style:style>
    <style:style style:name="P36" style:family="paragraph" style:parent-style-name="Standard">
      <style:text-properties fo:color="#000000" officeooo:rsid="0027ae4e" officeooo:paragraph-rsid="0027ae4e"/>
    </style:style>
    <style:style style:name="P37" style:family="paragraph" style:parent-style-name="Standard">
      <style:text-properties fo:color="#000000" officeooo:rsid="002898f8" officeooo:paragraph-rsid="002898f8"/>
    </style:style>
    <style:style style:name="P38" style:family="paragraph" style:parent-style-name="Standard">
      <style:text-properties fo:color="#000000" officeooo:rsid="002898f8" officeooo:paragraph-rsid="002eec16"/>
    </style:style>
    <style:style style:name="P39" style:family="paragraph" style:parent-style-name="Standard">
      <style:text-properties fo:color="#000000" officeooo:rsid="002898f8" officeooo:paragraph-rsid="003f6e20"/>
    </style:style>
    <style:style style:name="P40" style:family="paragraph" style:parent-style-name="Standard">
      <style:text-properties fo:color="#000000" officeooo:rsid="002898f8" officeooo:paragraph-rsid="00495c1d"/>
    </style:style>
    <style:style style:name="P41" style:family="paragraph" style:parent-style-name="Standard">
      <style:text-properties fo:color="#000000" officeooo:rsid="002898f8" officeooo:paragraph-rsid="0048e453"/>
    </style:style>
    <style:style style:name="P42" style:family="paragraph" style:parent-style-name="Standard">
      <style:text-properties fo:color="#000000" officeooo:rsid="00194963" officeooo:paragraph-rsid="0027ae4e"/>
    </style:style>
    <style:style style:name="P43" style:family="paragraph" style:parent-style-name="Standard">
      <style:text-properties fo:color="#000000" officeooo:rsid="00194963" officeooo:paragraph-rsid="002898f8"/>
    </style:style>
    <style:style style:name="P44" style:family="paragraph" style:parent-style-name="Standard">
      <style:text-properties fo:color="#000000" officeooo:rsid="00194963" officeooo:paragraph-rsid="0062d6bf"/>
    </style:style>
    <style:style style:name="P45" style:family="paragraph" style:parent-style-name="Standard" style:list-style-name="L1">
      <style:text-properties fo:color="#000000" officeooo:rsid="00194963" officeooo:paragraph-rsid="0062d6bf"/>
    </style:style>
    <style:style style:name="P46" style:family="paragraph" style:parent-style-name="Standard">
      <style:text-properties fo:color="#000000" officeooo:paragraph-rsid="002898f8"/>
    </style:style>
    <style:style style:name="P47" style:family="paragraph" style:parent-style-name="Standard" style:list-style-name="L1">
      <style:text-properties fo:color="#000000" officeooo:rsid="0062d6bf" officeooo:paragraph-rsid="00841da3"/>
    </style:style>
    <style:style style:name="P48" style:family="paragraph" style:parent-style-name="Standard" style:list-style-name="L1">
      <style:text-properties fo:color="#000000" officeooo:rsid="00665bcb" officeooo:paragraph-rsid="00665bcb"/>
    </style:style>
    <style:style style:name="P49" style:family="paragraph" style:parent-style-name="Standard" style:list-style-name="L1">
      <style:text-properties fo:color="#000000" officeooo:rsid="00665bcb" officeooo:paragraph-rsid="0062d6bf"/>
    </style:style>
    <style:style style:name="P50" style:family="paragraph" style:parent-style-name="Standard">
      <style:text-properties fo:color="#000000" officeooo:rsid="00665bcb" officeooo:paragraph-rsid="00665bcb"/>
    </style:style>
    <style:style style:name="P51" style:family="paragraph" style:parent-style-name="Standard">
      <style:text-properties fo:color="#000000" officeooo:rsid="00665bcb" officeooo:paragraph-rsid="006802fc"/>
    </style:style>
    <style:style style:name="P52" style:family="paragraph" style:parent-style-name="Standard">
      <style:text-properties fo:color="#000000" officeooo:rsid="002eec16" officeooo:paragraph-rsid="002898f8"/>
    </style:style>
    <style:style style:name="P53" style:family="paragraph" style:parent-style-name="Standard">
      <style:text-properties fo:color="#000000" officeooo:rsid="003f6e20" officeooo:paragraph-rsid="003f6e20"/>
    </style:style>
    <style:style style:name="P54" style:family="paragraph" style:parent-style-name="Standard">
      <style:text-properties fo:color="#000000" officeooo:rsid="003fd263" officeooo:paragraph-rsid="003f6e20"/>
    </style:style>
    <style:style style:name="P55" style:family="paragraph" style:parent-style-name="Standard">
      <style:text-properties fo:color="#000000" officeooo:rsid="00425952" officeooo:paragraph-rsid="00425952"/>
    </style:style>
    <style:style style:name="P56" style:family="paragraph" style:parent-style-name="Standard">
      <style:text-properties fo:color="#000000" officeooo:paragraph-rsid="00425952"/>
    </style:style>
    <style:style style:name="P57" style:family="paragraph" style:parent-style-name="Standard">
      <style:text-properties fo:color="#000000" officeooo:paragraph-rsid="0043c1b5"/>
    </style:style>
    <style:style style:name="P58" style:family="paragraph" style:parent-style-name="Standard">
      <style:text-properties fo:color="#000000" officeooo:rsid="0043c1b5" officeooo:paragraph-rsid="0043c1b5"/>
    </style:style>
    <style:style style:name="P59" style:family="paragraph" style:parent-style-name="Standard">
      <style:text-properties fo:color="#000000" officeooo:rsid="002a282b" officeooo:paragraph-rsid="003f6e20"/>
    </style:style>
    <style:style style:name="P60" style:family="paragraph" style:parent-style-name="Standard">
      <style:text-properties fo:color="#000000" officeooo:rsid="006a9511" officeooo:paragraph-rsid="006a9511"/>
    </style:style>
    <style:style style:name="P61" style:family="paragraph" style:parent-style-name="Standard">
      <style:text-properties fo:color="#000000" officeooo:paragraph-rsid="006a9511"/>
    </style:style>
    <style:style style:name="P62" style:family="paragraph" style:parent-style-name="Standard">
      <style:text-properties fo:color="#000000" officeooo:paragraph-rsid="006d6a32"/>
    </style:style>
    <style:style style:name="P63" style:family="paragraph" style:parent-style-name="Standard">
      <style:text-properties fo:color="#000000" officeooo:paragraph-rsid="006802fc"/>
    </style:style>
    <style:style style:name="P64" style:family="paragraph" style:parent-style-name="Standard">
      <style:text-properties fo:color="#000000" officeooo:paragraph-rsid="007546c8"/>
    </style:style>
    <style:style style:name="P65" style:family="paragraph" style:parent-style-name="Standard">
      <style:text-properties fo:color="#000000" officeooo:paragraph-rsid="00665bcb"/>
    </style:style>
    <style:style style:name="P66" style:family="paragraph" style:parent-style-name="Standard">
      <style:text-properties fo:color="#000000" officeooo:paragraph-rsid="0068a5f4"/>
    </style:style>
    <style:style style:name="P67" style:family="paragraph" style:parent-style-name="Standard">
      <style:text-properties fo:color="#000000" officeooo:rsid="0068a5f4" officeooo:paragraph-rsid="006802fc"/>
    </style:style>
    <style:style style:name="P68" style:family="paragraph" style:parent-style-name="Preformatted_20_Text">
      <style:text-properties fo:color="#000000"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P69" style:family="paragraph" style:parent-style-name="Referenz">
      <style:text-properties officeooo:paragraph-rsid="008f58be"/>
    </style:style>
    <style:style style:name="P70" style:family="paragraph" style:parent-style-name="Abstract">
      <style:text-properties fo:color="#000000" style:font-name="Times New Roman" fo:font-size="12pt" fo:language="de" fo:country="DE" officeooo:paragraph-rsid="0017411d" style:font-size-asian="10.5pt"/>
    </style:style>
    <style:style style:name="P71" style:family="paragraph" style:parent-style-name="Absatz_20__28_folgende_29_">
      <style:text-properties fo:color="#000000" officeooo:rsid="0017411d" officeooo:paragraph-rsid="0017411d"/>
    </style:style>
    <style:style style:name="P72" style:family="paragraph" style:parent-style-name="Absatz_20__28_folgende_29_">
      <style:text-properties fo:color="#000000" officeooo:rsid="0017411d" officeooo:paragraph-rsid="0055183f"/>
    </style:style>
    <style:style style:name="P73" style:family="paragraph" style:parent-style-name="Absatz_20__28_folgende_29_">
      <style:text-properties fo:color="#000000" officeooo:paragraph-rsid="001a1b6a"/>
    </style:style>
    <style:style style:name="P74" style:family="paragraph" style:parent-style-name="Absatz_20__28_folgende_29_">
      <style:text-properties fo:color="#000000" fo:font-style="italic" officeooo:rsid="0017411d" officeooo:paragraph-rsid="001a1b6a" style:font-style-asian="italic" style:font-style-complex="italic"/>
    </style:style>
    <style:style style:name="P75" style:family="paragraph" style:parent-style-name="Sektion">
      <style:text-properties fo:color="#000000" officeooo:rsid="001bdffb" officeooo:paragraph-rsid="001bdffb"/>
    </style:style>
    <style:style style:name="P76" style:family="paragraph" style:parent-style-name="Sektion">
      <style:text-properties fo:color="#000000" officeooo:rsid="0017411d" officeooo:paragraph-rsid="0017411d"/>
    </style:style>
    <style:style style:name="P77" style:family="paragraph" style:parent-style-name="Referenzen">
      <style:text-properties fo:color="#000000"/>
    </style:style>
    <style:style style:name="P78" style:family="paragraph" style:parent-style-name="Subtitle">
      <style:text-properties fo:color="#000000" officeooo:rsid="0017411d" officeooo:paragraph-rsid="0019b9af"/>
    </style:style>
    <style:style style:name="T1" style:family="text">
      <style:text-properties officeooo:rsid="0019b9af"/>
    </style:style>
    <style:style style:name="T2" style:family="text">
      <style:text-properties officeooo:rsid="002d0140"/>
    </style:style>
    <style:style style:name="T3" style:family="text">
      <style:text-properties officeooo:rsid="001a1b6a"/>
    </style:style>
    <style:style style:name="T4" style:family="text">
      <style:text-properties officeooo:rsid="0017411d"/>
    </style:style>
    <style:style style:name="T5" style:family="text">
      <style:text-properties officeooo:rsid="0055183f"/>
    </style:style>
    <style:style style:name="T6" style:family="text">
      <style:text-properties officeooo:rsid="001d05f3"/>
    </style:style>
    <style:style style:name="T7" style:family="text">
      <style:text-properties officeooo:rsid="001bdffb"/>
    </style:style>
    <style:style style:name="T8" style:family="text">
      <style:text-properties officeooo:rsid="00880e0a"/>
    </style:style>
    <style:style style:name="T9" style:family="text">
      <style:text-properties officeooo:rsid="005864a4"/>
    </style:style>
    <style:style style:name="T10" style:family="text">
      <style:text-properties officeooo:rsid="0017bdc6"/>
    </style:style>
    <style:style style:name="T11" style:family="text">
      <style:text-properties officeooo:rsid="0027a593"/>
    </style:style>
    <style:style style:name="T12" style:family="text">
      <style:text-properties officeooo:rsid="003201bd"/>
    </style:style>
    <style:style style:name="T13" style:family="text">
      <style:text-properties officeooo:rsid="00487f32"/>
    </style:style>
    <style:style style:name="T14" style:family="text">
      <style:text-properties officeooo:rsid="0058c1f7"/>
    </style:style>
    <style:style style:name="T15" style:family="text">
      <style:text-properties officeooo:rsid="00468be0"/>
    </style:style>
    <style:style style:name="T16" style:family="text">
      <style:text-properties officeooo:rsid="002f37ba"/>
    </style:style>
    <style:style style:name="T17" style:family="text">
      <style:text-properties officeooo:rsid="00339f45"/>
    </style:style>
    <style:style style:name="T18" style:family="text">
      <style:text-properties officeooo:rsid="002fa184"/>
    </style:style>
    <style:style style:name="T19" style:family="text">
      <style:text-properties officeooo:rsid="00312c99"/>
    </style:style>
    <style:style style:name="T20" style:family="text">
      <style:text-properties officeooo:rsid="00316618"/>
    </style:style>
    <style:style style:name="T21" style:family="text">
      <style:text-properties officeooo:rsid="00353147"/>
    </style:style>
    <style:style style:name="T22" style:family="text">
      <style:text-properties officeooo:rsid="003c0003"/>
    </style:style>
    <style:style style:name="T23" style:family="text">
      <style:text-properties officeooo:rsid="002eec16"/>
    </style:style>
    <style:style style:name="T24" style:family="text">
      <style:text-properties officeooo:rsid="003f6e20"/>
    </style:style>
    <style:style style:name="T25" style:family="text">
      <style:text-properties fo:font-style="italic" officeooo:rsid="003f6e20" style:font-style-asian="italic" style:font-style-complex="italic"/>
    </style:style>
    <style:style style:name="T26" style:family="text">
      <style:text-properties fo:font-style="italic" officeooo:rsid="0017411d" style:font-style-asian="italic" style:font-style-complex="italic"/>
    </style:style>
    <style:style style:name="T27" style:family="text">
      <style:text-properties fo:font-style="italic" officeooo:rsid="00194963" style:font-style-asian="italic" style:font-style-complex="italic"/>
    </style:style>
    <style:style style:name="T28" style:family="text">
      <style:text-properties fo:font-style="italic" officeooo:rsid="001a1b6a" style:font-style-asian="italic" style:font-style-complex="italic"/>
    </style:style>
    <style:style style:name="T29" style:family="text">
      <style:text-properties fo:font-style="italic" officeooo:rsid="004afa1a" style:font-style-asian="italic" style:font-style-complex="italic"/>
    </style:style>
    <style:style style:name="T30" style:family="text">
      <style:text-properties fo:font-style="italic" officeooo:rsid="0058c1f7" style:font-style-asian="italic" style:font-style-complex="italic"/>
    </style:style>
    <style:style style:name="T31" style:family="text">
      <style:text-properties fo:font-style="italic" officeooo:rsid="00665bcb" style:font-style-asian="italic" style:font-style-complex="italic"/>
    </style:style>
    <style:style style:name="T32" style:family="text">
      <style:text-properties fo:font-style="italic" officeooo:rsid="006a9511" style:font-style-asian="italic" style:font-style-complex="italic"/>
    </style:style>
    <style:style style:name="T33" style:family="text">
      <style:text-properties officeooo:rsid="003fd263"/>
    </style:style>
    <style:style style:name="T34" style:family="text">
      <style:text-properties fo:color="#000000"/>
    </style:style>
    <style:style style:name="T35" style:family="text">
      <style:text-properties fo:color="#000000" style:font-name="Times New Roman" fo:font-size="10pt" fo:language="de" fo:country="DE" officeooo:rsid="00425952" style:font-size-asian="10.5pt"/>
    </style:style>
    <style:style style:name="T36" style:family="text">
      <style:text-properties fo:color="#000000" style:font-name="Times New Roman" fo:font-size="10pt" fo:language="de" fo:country="DE" officeooo:rsid="00443c9b" style:font-size-asian="10.5pt"/>
    </style:style>
    <style:style style:name="T37" style:family="text">
      <style:text-properties fo:color="#000000" style:font-name="Times New Roman" fo:font-size="10pt" fo:language="de" fo:country="DE" officeooo:rsid="0043c1b5" style:font-size-asian="10.5pt"/>
    </style:style>
    <style:style style:name="T38" style:family="text">
      <style:text-properties fo:color="#000000" style:font-name="Times New Roman" fo:font-size="10pt" fo:language="de" fo:country="DE" officeooo:rsid="0058c27d" style:font-size-asian="10.5pt"/>
    </style:style>
    <style:style style:name="T39" style:family="text">
      <style:text-properties fo:color="#000000" style:font-name="Times New Roman" fo:font-size="10pt" fo:language="de" fo:country="DE" officeooo:rsid="0094df84" style:font-size-asian="10.5pt"/>
    </style:style>
    <style:style style:name="T40" style:family="text">
      <style:text-properties fo:color="#000000" style:font-name="Times New Roman" fo:font-size="10pt" fo:language="de" fo:country="DE" officeooo:rsid="006d6a32" fo:background-color="transparent" style:font-size-asian="10.5pt"/>
    </style:style>
    <style:style style:name="T41" style:family="text">
      <style:text-properties fo:color="#000000" style:font-name="Times New Roman" fo:font-size="10pt" fo:language="de" fo:country="DE" officeooo:rsid="0094df84" fo:background-color="transparent" style:font-size-asian="10.5pt"/>
    </style:style>
    <style:style style:name="T42" style:family="text">
      <style:text-properties fo:color="#000000" style:font-name="Times New Roman" fo:font-size="10pt" fo:language="de" fo:country="DE" officeooo:rsid="00967d1a" fo:background-color="transparent" style:font-size-asian="10.5pt"/>
    </style:style>
    <style:style style:name="T43" style:family="text">
      <style:text-properties fo:color="#000000"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44" style:family="text">
      <style:text-properties fo:color="#000000"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45" style:family="text">
      <style:text-properties fo:color="#000000" style:font-name="Times New Roman" fo:font-size="10pt" fo:language="de" fo:country="DE" fo:font-style="italic" officeooo:rsid="006d6a32" fo:background-color="transparent" style:font-size-asian="10.5pt" style:font-style-asian="italic" style:font-style-complex="italic"/>
    </style:style>
    <style:style style:name="T46" style:family="text">
      <style:text-properties fo:color="#000000" style:font-name="Times New Roman" fo:font-size="10pt" fo:language="de" fo:country="DE" fo:font-style="normal" officeooo:rsid="00425952" style:font-size-asian="10.5pt" style:font-style-asian="normal" style:font-style-complex="normal"/>
    </style:style>
    <style:style style:name="T47" style:family="text">
      <style:text-properties fo:color="#000000" style:font-name="Times New Roman" fo:font-size="8pt" fo:language="de" fo:country="DE" fo:font-weight="normal" officeooo:rsid="007d3a05" fo:background-color="transparent" style:font-size-asian="10.5pt" style:font-weight-asian="normal" style:font-weight-complex="normal"/>
    </style:style>
    <style:style style:name="T48" style:family="text">
      <style:text-properties fo:color="#000000"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49" style:family="text">
      <style:text-properties fo:color="#000000"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50" style:family="text">
      <style:text-properties fo:color="#000000" style:font-name="Times New Roman" fo:font-size="8pt" fo:language="de" fo:country="DE" fo:font-weight="normal" officeooo:rsid="008cd2bd" fo:background-color="transparent" style:font-size-asian="10.5pt" style:font-weight-asian="normal" style:font-weight-complex="normal"/>
    </style:style>
    <style:style style:name="T51" style:family="text">
      <style:text-properties fo:color="#000000" style:font-name="Times New Roman" fo:font-size="8pt" fo:language="de" fo:country="DE" fo:font-weight="normal" officeooo:rsid="008f58be" fo:background-color="transparent" style:font-size-asian="10.5pt" style:font-weight-asian="normal" style:font-weight-complex="normal"/>
    </style:style>
    <style:style style:name="T52" style:family="text">
      <style:text-properties fo:color="#000000" style:font-name="Times New Roman" fo:font-size="8pt" fo:language="de" fo:country="DE" fo:background-color="transparent" style:font-size-asian="10.5pt"/>
    </style:style>
    <style:style style:name="T53" style:family="text">
      <style:text-properties fo:color="#000000" style:font-name="Times New Roman" fo:font-size="8pt" fo:language="de" fo:country="DE" officeooo:rsid="007d3a05" fo:background-color="transparent" style:font-size-asian="10.5pt"/>
    </style:style>
    <style:style style:name="T54" style:family="text">
      <style:text-properties fo:color="#000000" style:font-name="Times New Roman" fo:font-size="8pt" fo:language="de" fo:country="DE" officeooo:rsid="008cd2bd" fo:background-color="transparent" style:font-size-asian="10.5pt"/>
    </style:style>
    <style:style style:name="T55" style:family="text">
      <style:text-properties fo:color="#000000" style:font-name="Times New Roman" fo:font-size="8pt" fo:language="de" fo:country="DE" officeooo:rsid="00805580" fo:background-color="transparent" style:font-size-asian="10.5pt"/>
    </style:style>
    <style:style style:name="T56" style:family="text">
      <style:text-properties fo:color="#000000" officeooo:rsid="006d6a32" fo:background-color="transparent"/>
    </style:style>
    <style:style style:name="T57" style:family="text">
      <style:text-properties fo:color="#000000" officeooo:rsid="008cd2bd"/>
    </style:style>
    <style:style style:name="T58" style:family="text">
      <style:text-properties officeooo:rsid="0043c1b5"/>
    </style:style>
    <style:style style:name="T59" style:family="text">
      <style:text-properties fo:font-style="normal" officeooo:rsid="004afa1a" style:font-style-asian="normal" style:font-style-complex="normal"/>
    </style:style>
    <style:style style:name="T60" style:family="text">
      <style:text-properties fo:font-style="normal" officeooo:rsid="0017411d" style:font-style-asian="normal" style:font-style-complex="normal"/>
    </style:style>
    <style:style style:name="T61" style:family="text">
      <style:text-properties fo:font-style="normal" officeooo:rsid="001a1b6a" style:font-style-asian="normal" style:font-style-complex="normal"/>
    </style:style>
    <style:style style:name="T62" style:family="text">
      <style:text-properties fo:font-style="normal" officeooo:rsid="001bdffb" style:font-style-asian="normal" style:font-style-complex="normal"/>
    </style:style>
    <style:style style:name="T63" style:family="text">
      <style:text-properties fo:font-style="normal" officeooo:rsid="001d05f3" style:font-style-asian="normal" style:font-style-complex="normal"/>
    </style:style>
    <style:style style:name="T64" style:family="text">
      <style:text-properties fo:font-style="normal" officeooo:rsid="0055183f" style:font-style-asian="normal" style:font-style-complex="normal"/>
    </style:style>
    <style:style style:name="T65" style:family="text">
      <style:text-properties fo:font-style="normal" officeooo:rsid="0058c27d" style:font-style-asian="normal" style:font-style-complex="normal"/>
    </style:style>
    <style:style style:name="T66" style:family="text">
      <style:text-properties officeooo:rsid="00665bcb"/>
    </style:style>
    <style:style style:name="T67" style:family="text">
      <style:text-properties style:font-name="Times New Roman" fo:font-size="8pt" fo:language="de" fo:country="DE" fo:background-color="transparent" style:font-size-asian="10.5pt"/>
    </style:style>
    <style:style style:name="T68" style:family="text">
      <style:text-properties style:font-name="Times New Roman" fo:font-size="8pt" fo:language="de" fo:country="DE" officeooo:rsid="007d3a05" fo:background-color="transparent" style:font-size-asian="10.5pt"/>
    </style:style>
    <style:style style:name="T69" style:family="text">
      <style:text-properties style:font-name="Times New Roman" fo:font-size="8pt" fo:language="de" fo:country="DE" officeooo:rsid="00805580" fo:background-color="transparent" style:font-size-asian="10.5pt"/>
    </style:style>
    <style:style style:name="T70" style:family="text">
      <style:text-properties style:font-name="Times New Roman" fo:font-size="8pt" fo:language="de" fo:country="DE" officeooo:rsid="008cd2bd" fo:background-color="transparent" style:font-size-asian="10.5pt"/>
    </style:style>
    <style:style style:name="T71" style:family="text">
      <style:text-properties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72" style:family="text">
      <style:text-properties style:font-name="Times New Roman" fo:font-size="8pt" fo:language="de" fo:country="DE" fo:font-weight="normal" officeooo:rsid="007d3a05" fo:background-color="transparent" style:font-size-asian="10.5pt" style:font-weight-asian="normal" style:font-weight-complex="normal"/>
    </style:style>
    <style:style style:name="T73" style:family="text">
      <style:text-properties style:font-name="Times New Roman" fo:font-size="8pt" fo:language="de" fo:country="DE" fo:font-weight="normal" officeooo:rsid="008f58be" fo:background-color="transparent" style:font-size-asian="10.5pt" style:font-weight-asian="normal" style:font-weight-complex="normal"/>
    </style:style>
    <style:style style:name="T74" style:family="text">
      <style:text-properties style:font-name="Times New Roman" fo:font-size="8pt" fo:language="de" fo:country="DE" fo:font-weight="normal" officeooo:rsid="008cd2bd" fo:background-color="transparent" style:font-size-asian="10.5pt" style:font-weight-asian="normal" style:font-weight-complex="normal"/>
    </style:style>
    <style:style style:name="T75" style:family="text">
      <style:text-properties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76" style:family="text">
      <style:text-properties style:font-name="Times New Roman" fo:font-size="10pt" fo:language="de" fo:country="DE" style:font-size-asian="10.5pt"/>
    </style:style>
    <style:style style:name="T77" style:family="text">
      <style:text-properties style:font-name="Times New Roman" fo:font-size="10pt" fo:language="de" fo:country="DE" officeooo:rsid="005864a4" style:font-size-asian="10.5pt"/>
    </style:style>
    <style:style style:name="T78" style:family="text">
      <style:text-properties style:font-name="Times New Roman" fo:font-size="10pt" fo:language="de" fo:country="DE" officeooo:rsid="0068a5f4" style:font-size-asian="10.5pt"/>
    </style:style>
    <style:style style:name="T79" style:family="text">
      <style:text-properties style:font-name="Times New Roman" fo:font-size="10pt" fo:language="de" fo:country="DE" officeooo:rsid="00704528" style:font-size-asian="10.5pt"/>
    </style:style>
    <style:style style:name="T80" style:family="text">
      <style:text-properties style:font-name="Times New Roman" fo:font-size="10pt" fo:language="de" fo:country="DE" officeooo:rsid="00425952" style:font-size-asian="10.5pt"/>
    </style:style>
    <style:style style:name="T81" style:family="text">
      <style:text-properties style:font-name="Times New Roman" fo:font-size="10pt" fo:language="de" fo:country="DE" officeooo:rsid="0094df84" style:font-size-asian="10.5pt"/>
    </style:style>
    <style:style style:name="T82" style:family="text">
      <style:text-properties style:font-name="Times New Roman" fo:font-size="10pt" fo:language="de" fo:country="DE" officeooo:rsid="0058c27d" style:font-size-asian="10.5pt"/>
    </style:style>
    <style:style style:name="T83" style:family="text">
      <style:text-properties style:font-name="Times New Roman" fo:font-size="10pt" fo:language="de" fo:country="DE" officeooo:rsid="0043c1b5" style:font-size-asian="10.5pt"/>
    </style:style>
    <style:style style:name="T84" style:family="text">
      <style:text-properties style:font-name="Times New Roman" fo:font-size="10pt" fo:language="de" fo:country="DE" officeooo:rsid="00443c9b" style:font-size-asian="10.5pt"/>
    </style:style>
    <style:style style:name="T85" style:family="text">
      <style:text-properties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86" style:family="text">
      <style:text-properties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87" style:family="text">
      <style:text-properties style:font-name="Times New Roman" fo:font-size="10pt" fo:language="de" fo:country="DE" fo:font-style="italic" officeooo:rsid="006d6a32" fo:background-color="transparent" style:font-size-asian="10.5pt" style:font-style-asian="italic" style:font-style-complex="italic"/>
    </style:style>
    <style:style style:name="T88" style:family="text">
      <style:text-properties style:font-name="Times New Roman" fo:font-size="10pt" fo:language="de" fo:country="DE" fo:font-style="normal" officeooo:rsid="00425952" style:font-size-asian="10.5pt" style:font-style-asian="normal" style:font-style-complex="normal"/>
    </style:style>
    <style:style style:name="T89" style:family="text">
      <style:text-properties style:font-name="Times New Roman" fo:font-size="10pt" fo:language="de" fo:country="DE" officeooo:rsid="006d6a32" fo:background-color="transparent" style:font-size-asian="10.5pt"/>
    </style:style>
    <style:style style:name="T90" style:family="text">
      <style:text-properties style:font-name="Times New Roman" fo:font-size="10pt" fo:language="de" fo:country="DE" officeooo:rsid="0094df84" fo:background-color="transparent" style:font-size-asian="10.5pt"/>
    </style:style>
    <style:style style:name="T91" style:family="text">
      <style:text-properties style:font-name="Times New Roman" fo:font-size="10pt" fo:language="de" fo:country="DE" officeooo:rsid="00967d1a" fo:background-color="transparent" style:font-size-asian="10.5pt"/>
    </style:style>
    <style:style style:name="T92" style:family="text">
      <style:text-properties officeooo:rsid="001890a6"/>
    </style:style>
    <style:style style:name="T93" style:family="text">
      <style:text-properties officeooo:rsid="00194963"/>
    </style:style>
    <style:style style:name="T94" style:family="text">
      <style:text-properties officeooo:rsid="002059d2"/>
    </style:style>
    <style:style style:name="T95" style:family="text">
      <style:text-properties officeooo:rsid="00222ead"/>
    </style:style>
    <style:style style:name="T96" style:family="text">
      <style:text-properties officeooo:rsid="0022ff85"/>
    </style:style>
    <style:style style:name="T97" style:family="text">
      <style:text-properties officeooo:rsid="0024b5f6"/>
    </style:style>
    <style:style style:name="T98" style:family="text">
      <style:text-properties officeooo:rsid="00260b5a"/>
    </style:style>
    <style:style style:name="T99" style:family="text">
      <style:text-properties officeooo:rsid="0026ead9"/>
    </style:style>
    <style:style style:name="T100" style:family="text">
      <style:text-properties officeooo:rsid="00270827"/>
    </style:style>
    <style:style style:name="T101" style:family="text">
      <style:text-properties officeooo:rsid="0027a0c0"/>
    </style:style>
    <style:style style:name="T102" style:family="text">
      <style:text-properties officeooo:rsid="0027ae4e"/>
    </style:style>
    <style:style style:name="T103" style:family="text">
      <style:text-properties officeooo:rsid="002a282b"/>
    </style:style>
    <style:style style:name="T104" style:family="text">
      <style:text-properties officeooo:rsid="002e69b5"/>
    </style:style>
    <style:style style:name="T105" style:family="text">
      <style:text-properties style:text-line-through-style="solid" style:text-underline-style="none" officeooo:rsid="002eec16"/>
    </style:style>
    <style:style style:name="T106" style:family="text">
      <style:text-properties officeooo:rsid="003ce705"/>
    </style:style>
    <style:style style:name="T107" style:family="text">
      <style:text-properties officeooo:rsid="0040855a"/>
    </style:style>
    <style:style style:name="T108" style:family="text">
      <style:text-properties officeooo:rsid="00425952"/>
    </style:style>
    <style:style style:name="T109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25952" style:font-size-asian="10.5pt"/>
    </style:style>
    <style:style style:name="T110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58c27d" style:font-size-asian="10.5pt"/>
    </style:style>
    <style:style style:name="T111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112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113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8a5f4" style:font-size-asian="10.5pt"/>
    </style:style>
    <style:style style:name="T114" style:family="text">
      <style:text-properties fo:font-variant="normal" fo:text-transform="none" fo:color="#999999" style:font-name="Times New Roman" fo:font-size="10pt" fo:letter-spacing="normal" fo:language="de" fo:country="DE" fo:font-style="normal" fo:font-weight="normal" officeooo:rsid="006a9511" style:font-size-asian="10.5pt"/>
    </style:style>
    <style:style style:name="T115" style:family="text">
      <style:text-properties fo:font-variant="normal" fo:text-transform="none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116" style:family="text">
      <style:text-properties fo:font-variant="normal" fo:text-transform="none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117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425952" style:font-size-asian="10.5pt"/>
    </style:style>
    <style:style style:name="T118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58c27d" style:font-size-asian="10.5pt"/>
    </style:style>
    <style:style style:name="T119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68a5f4" style:font-size-asian="10.5pt"/>
    </style:style>
    <style:style style:name="T120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6a9511" style:font-size-asian="10.5pt"/>
    </style:style>
    <style:style style:name="T121" style:family="text">
      <style:text-properties officeooo:rsid="004622da"/>
    </style:style>
    <style:style style:name="T122" style:family="text">
      <style:text-properties officeooo:rsid="0048e453"/>
    </style:style>
    <style:style style:name="T123" style:family="text">
      <style:text-properties officeooo:rsid="00494a54"/>
    </style:style>
    <style:style style:name="T124" style:family="text">
      <style:text-properties officeooo:rsid="00495c1d"/>
    </style:style>
    <style:style style:name="T125" style:family="text">
      <style:text-properties officeooo:rsid="004afa1a"/>
    </style:style>
    <style:style style:name="T126" style:family="text">
      <style:text-properties officeooo:rsid="0053aca4"/>
    </style:style>
    <style:style style:name="T127" style:family="text">
      <style:text-properties officeooo:rsid="005715f9"/>
    </style:style>
    <style:style style:name="T128" style:family="text">
      <style:text-properties officeooo:rsid="00575efb"/>
    </style:style>
    <style:style style:name="T129" style:family="text">
      <style:text-properties officeooo:rsid="0058c27d"/>
    </style:style>
    <style:style style:name="T130" style:family="text">
      <style:text-properties officeooo:rsid="005dc037"/>
    </style:style>
    <style:style style:name="T131" style:family="text">
      <style:text-properties officeooo:rsid="005f4793"/>
    </style:style>
    <style:style style:name="T132" style:family="text">
      <style:text-properties officeooo:rsid="005f821c"/>
    </style:style>
    <style:style style:name="T133" style:family="text">
      <style:text-properties officeooo:rsid="0061cf98"/>
    </style:style>
    <style:style style:name="T134" style:family="text">
      <style:text-properties officeooo:rsid="0062d6bf"/>
    </style:style>
    <style:style style:name="T135" style:family="text">
      <style:text-properties officeooo:rsid="006802fc"/>
    </style:style>
    <style:style style:name="T136" style:family="text">
      <style:text-properties officeooo:rsid="0068a5f4"/>
    </style:style>
    <style:style style:name="T137" style:family="text">
      <style:text-properties officeooo:rsid="006a9511"/>
    </style:style>
    <style:style style:name="T138" style:family="text">
      <style:text-properties officeooo:rsid="006bf756"/>
    </style:style>
    <style:style style:name="T139" style:family="text">
      <style:text-properties officeooo:rsid="006d6a32"/>
    </style:style>
    <style:style style:name="T140" style:family="text">
      <style:text-properties officeooo:rsid="0070ad56"/>
    </style:style>
    <style:style style:name="T141" style:family="text">
      <style:text-properties officeooo:rsid="0071b656"/>
    </style:style>
    <style:style style:name="T142" style:family="text">
      <style:text-properties officeooo:rsid="00732630"/>
    </style:style>
    <style:style style:name="T143" style:family="text">
      <style:text-properties officeooo:rsid="007414a5"/>
    </style:style>
    <style:style style:name="T144" style:family="text">
      <style:text-properties officeooo:rsid="007519d3"/>
    </style:style>
    <style:style style:name="T145" style:family="text">
      <style:text-properties officeooo:rsid="007546c8"/>
    </style:style>
    <style:style style:name="T146" style:family="text">
      <style:text-properties officeooo:rsid="0077062c"/>
    </style:style>
    <style:style style:name="T147" style:family="text">
      <style:text-properties officeooo:rsid="00788ea9"/>
    </style:style>
    <style:style style:name="T148" style:family="text">
      <style:text-properties officeooo:rsid="00792725"/>
    </style:style>
    <style:style style:name="T149" style:family="text">
      <style:text-properties officeooo:rsid="00794c61"/>
    </style:style>
    <style:style style:name="T150" style:family="text">
      <style:text-properties officeooo:rsid="007af1ac"/>
    </style:style>
    <style:style style:name="T151" style:family="text">
      <style:text-properties officeooo:rsid="007b27d8"/>
    </style:style>
    <style:style style:name="T152" style:family="text">
      <style:text-properties officeooo:rsid="007d3a05"/>
    </style:style>
    <style:style style:name="T153" style:family="text">
      <style:text-properties officeooo:rsid="00841da3"/>
    </style:style>
    <style:style style:name="T154" style:family="text">
      <style:text-properties officeooo:rsid="0085ce96"/>
    </style:style>
    <style:style style:name="T155" style:family="text">
      <style:text-properties officeooo:rsid="00862284"/>
    </style:style>
    <style:style style:name="T156" style:family="text">
      <style:text-properties officeooo:rsid="0087f43a"/>
    </style:style>
    <style:style style:name="T157" style:family="text">
      <style:text-properties officeooo:rsid="0089c2e6"/>
    </style:style>
    <style:style style:name="T158" style:family="text">
      <style:text-properties officeooo:rsid="008a53a0"/>
    </style:style>
    <style:style style:name="T159" style:family="text">
      <style:text-properties officeooo:rsid="008bb659"/>
    </style:style>
    <style:style style:name="T160" style:family="text">
      <style:text-properties officeooo:rsid="008cd2bd"/>
    </style:style>
    <style:style style:name="T161" style:family="text">
      <style:text-properties officeooo:rsid="008f58be"/>
    </style:style>
    <style:style style:name="T162" style:family="text">
      <style:text-properties officeooo:rsid="00907168"/>
    </style:style>
    <style:style style:name="T163" style:family="text">
      <style:text-properties officeooo:rsid="0091aa8f"/>
    </style:style>
    <style:style style:name="T164" style:family="text">
      <style:text-properties officeooo:rsid="00935db4"/>
    </style:style>
    <style:style style:name="T165" style:family="text">
      <style:text-properties officeooo:rsid="0093c6b5"/>
    </style:style>
    <style:style style:name="T166" style:family="text">
      <style:text-properties officeooo:rsid="0094df84"/>
    </style:style>
    <style:style style:name="T167" style:family="text">
      <style:text-properties officeooo:rsid="00967d1a"/>
    </style:style>
    <style:style style:name="T168" style:family="text">
      <style:text-properties officeooo:rsid="0096a065"/>
    </style:style>
    <style:style style:name="T169" style:family="text">
      <style:text-properties officeooo:rsid="006d6a32" fo:background-color="transparent"/>
    </style:style>
    <style:style style:name="T170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11">You've been PhoneGapped </text:p>
      <text:p text:style-name="P78"><text:span text:style-name="T1">Framework Entscheidungen </text:span><text:span text:style-name="T156">und</text:span><text:span text:style-name="T1"> </text:span><text:span text:style-name="T156">g</text:span><text:span text:style-name="T130">raue Haare</text:span><text:span text:style-name="T3"> ; e</text:span><text:span text:style-name="T1">in </text:span>Erfahrungsbericht.</text:p>
      <text:p text:style-name="Text_20_body"><text:span text:style-name="T34">von </text:span><text:span text:style-name="Name"><text:span text:style-name="T34"><text:user-field-get text:name="Autor">Tim Bourguignon</text:user-field-get></text:span></text:span></text:p>
      <text:p text:style-name="P70"><text:span text:style-name="T4">Man hat manchmal komische Ideen, wie zum Beispiel eine </text:span><text:span text:style-name="T5">m</text:span><text:span text:style-name="T4">obile Applikation </text:span><text:span text:style-name="T130">in einer </text:span><text:span text:style-name="T166">n</text:span><text:span text:style-name="T130">eue</text:span><text:span text:style-name="T166">n</text:span><text:span text:style-name="T130">Technologie </text:span><text:span text:style-name="T4">zu schreiben, <text:s text:c="2"/>nur um <text:s/>danach </text:span><text:span text:style-name="T5">festzustellen</text:span><text:span text:style-name="T4"> „</text:span><text:span text:style-name="T26">tja ging doch“</text:span><text:span text:style-name="T4">! In diesen Fall handelt es sich um eine </text:span><text:span text:style-name="T5">m</text:span><text:span text:style-name="T4">obile Applikation mit PhoneGap... </text:span><text:span text:style-name="T130">und </text:span><text:span text:style-name="T166">sie funktioniert</text:span><text:span text:style-name="T130"> noch nicht. </text:span><text:span text:style-name="T130">D</text:span><text:span text:style-name="T4">ies ist mein Erfahrungsbericht.</text:span></text:p>
      <text:p text:style-name="P71"/>
      <text:p text:style-name="P73"><text:span text:style-name="T4">Es hat alles relativ </text:span><text:span text:style-name="T5">h</text:span><text:span text:style-name="T4">armlos angefangen: ein Kollege hat ein </text:span><text:span text:style-name="T5">n</text:span><text:span text:style-name="T4">eue</text:span><text:span text:style-name="T5">s</text:span><text:span text:style-name="T4"> Smartphone gekauft und ist auf die Idee gekommen eine App für unsere </text:span><text:span text:style-name="T5">j</text:span><text:span text:style-name="T4">ährliche Konferenz zu </text:span><text:span text:style-name="T7">basteln</text:span><text:span text:style-name="T4"> </text:span><text:span text:style-name="T7">(</text:span><text:span text:style-name="T5">Artikel Kaffee-klatsch</text:span><text:span text:style-name="T4">[1]</text:span><text:span text:style-name="T7">)</text:span><text:span text:style-name="T4">. Sein Smartphone ist <text:s/>ein Android und in meine</text:span><text:span text:style-name="T5">r</text:span><text:span text:style-name="T5"> </text:span><text:span text:style-name="T3">Hosent</text:span><text:span text:style-name="T4">asche </text:span><text:span text:style-name="T3">regiert</text:span><text:span text:style-name="T4"> <text:s/></text:span><text:span text:style-name="T5">das </text:span><text:span text:style-name="T4">iPhone: </text:span><text:span text:style-name="T7">Problem!</text:span><text:span text:style-name="T4"> </text:span><text:span text:style-name="T3">W</text:span><text:span text:style-name="T4">ie jede</text:span><text:span text:style-name="T5">r</text:span><text:span text:style-name="T4"> gute</text:span><text:span text:style-name="T4"> „Techie“ habe ich </text:span><text:span text:style-name="T5">mir</text:span><text:span text:style-name="T4"> gedacht „</text:span><text:span text:style-name="T26">so eine App hätte ich auch gerne“, </text:span><text:span text:style-name="T60">und </text:span><text:span text:style-name="T61">wie jede</text:span><text:span text:style-name="T64">r</text:span><text:span text:style-name="T61"> gute</text:span><text:span text:style-name="T60"> Entwickler habe</text:span><text:span text:style-name="T61">n meine </text:span><text:span text:style-name="T64">grauen</text:span><text:span text:style-name="T64"> </text:span><text:span text:style-name="T61">Z</text:span><text:span text:style-name="T60">ellen sofort geantwortet: </text:span><text:span text:style-name="T26">„vielleicht kann ich </text:span><text:span text:style-name="T28">es </text:span><text:span text:style-name="T26">selber schreiben?“</text:span><text:span text:style-name="T60"> … </text:span><text:span text:style-name="T63">so was</text:span><text:span text:style-name="T62"> ist jede</text:span><text:span text:style-name="T64">m</text:span><text:span text:style-name="T62"> von uns schon mal passiert, oder?</text:span></text:p>
      <text:p text:style-name="P74"/>
      <text:p text:style-name="P73"><text:span text:style-name="T5">Außer iPhone, iPad </text:span><text:span text:style-name="T130">&amp;</text:span><text:span text:style-name="T5"> iPod (hum) bin ich l</text:span><text:span text:style-name="T4">eider <text:s/>kein Apple Benutzer</text:span><text:span text:style-name="T5"> </text:span><text:span text:style-name="T4">und habe noch nie die Finger im </text:span><text:span text:style-name="T6">Objective-C</text:span><text:span text:style-name="T4"> reingesteckt. </text:span><text:span text:style-name="T5">Dies ist für i</text:span><text:span text:style-name="T130">OS</text:span><text:span text:style-name="T5"> Entwicklung </text:span><text:span text:style-name="T130">aber </text:span><text:span text:style-name="T5">ein Muss</text:span><text:span text:style-name="T4">. Was ich aber halbwegs </text:span><text:span text:style-name="T7">gut </text:span><text:span text:style-name="T4">kann ist </text:span><text:span text:style-name="T6">Webentwicklung</text:span><text:span text:style-name="T4"> </text:span><text:span text:style-name="T3">und wie </text:span><text:span text:style-name="T149">in der Kaffee-Klatsch</text:span><text:span text:style-name="T3"> [2] schon </text:span><text:span text:style-name="T149">be</text:span><text:span text:style-name="T5">schrieben </text:span><text:span text:style-name="T149">würde</text:span><text:span text:style-name="T3">, ist PhoneGap ein Kinderspiel. Ich habe mich also entschieden </text:span><text:span text:style-name="T4">PhoneGap auszuprobieren </text:span><text:span text:style-name="T3">und so eine App zu schreiben</text:span><text:span text:style-name="T4">!</text:span></text:p>
      <text:p text:style-name="P75">Was soll <text:span text:style-name="T5">sie</text:span> tun?</text:p>
      <text:p text:style-name="P72"><text:span text:style-name="T7">Dieses App sollte </text:span><text:span text:style-name="T5">e</text:span><text:span text:style-name="T7">rstmal <text:s/>die Konferenz unterstützen, Vorträge, Referenten und Zeitplan <text:s/>darstellen. Also <text:s/>ein </text:span><text:span text:style-name="T5">reines</text:span><text:span text:style-name="T7"> Datendarstellungsprogramm. </text:span><text:span text:style-name="T5">Sie</text:span><text:span text:style-name="T7"> sollte „out-of-the-box“ Offline funktionieren aber auch <text:s/>neue Daten holen können. Ein paar andere Features wie Push-Notifications und Twitter </text:span><text:soft-page-break/><text:span text:style-name="T7">Unterstützung </text:span><text:span text:style-name="T130">wären</text:span><text:span text:style-name="T7"> noch „</text:span><text:span text:style-name="T130">nice to have“</text:span><text:span text:style-name="T7">. Grundsätzlich </text:span><text:span text:style-name="T5">kein großes Ding.</text:span></text:p>
      <text:p text:style-name="P76">PhoneGap?</text:p>
      <text:p text:style-name="P15"><text:span text:style-name="T6">PhoneGap w</text:span><text:span text:style-name="T5">u</text:span><text:span text:style-name="T6">rde schon i</text:span><text:span text:style-name="T5">m</text:span><text:span text:style-name="T6"> Detail i</text:span><text:span text:style-name="T5">m</text:span><text:span text:style-name="T6"> Kaffee-Klatsch </text:span><text:span text:style-name="T5">vorgestellt</text:span><text:span text:style-name="T6">, ich werde also nicht zu viel darüber </text:span><text:span text:style-name="T5">q</text:span><text:span text:style-name="T6">uatschen. Das wenigstens was man wissen soll</text:span><text:span text:style-name="T5">te:</text:span><text:span text:style-name="T6"> </text:span></text:p>
      <text:p text:style-name="P15"><text:span text:style-name="T8">1. </text:span><text:span text:style-name="T8">E</text:span><text:span text:style-name="T6">s </text:span>ist ein HTML5 <text:span text:style-name="T127">(HTML, Javascript, CSS)</text:span> basierte<text:span text:style-name="T5">r</text:span> Framework um <text:s/><text:span text:style-name="T5">m</text:span>obile Apps zu implementieren. </text:p>
      <text:p text:style-name="P16"><text:span text:style-name="T8">2</text:span><text:span text:style-name="T6">. </text:span><text:span text:style-name="T5">P</text:span>ro Plattform <text:span text:style-name="T127">(iPhone, Android, ...)</text:span>, <text:span text:style-name="T127">bastelt</text:span> <text:span text:style-name="T5">man</text:span> eine <text:span text:style-name="T5">m</text:span>ini<text:span text:style-name="T130">-</text:span><text:span text:style-name="T5">n</text:span>ative Applikation. <text:span text:style-name="T6">D</text:span>iese Native-Applikation starte<text:span text:style-name="T5">t</text:span> <text:span text:style-name="T6">ein</text:span><text:span text:style-name="T5">en</text:span><text:span text:style-name="T6"> WebView </text:span><text:span text:style-name="T5">der</text:span><text:span text:style-name="T6"> <text:s/>als Host für eine </text:span>WebApplikation <text:span text:style-name="T5">dient</text:span>.</text:p>
      <text:p text:style-name="P16"><text:span text:style-name="T8">3</text:span><text:span text:style-name="T6">. Diese WebApplikation </text:span><text:span text:style-name="T127">entwickelt</text:span> <text:span text:style-name="T6">man</text:span> in HTML5 anhand "Standard" Web<text:span text:style-name="T130">-</text:span>Entwicklungstools.<text:span text:style-name="T6"> </text:span><text:span text:style-name="T127">Bis auf feine Unterschiede</text:span> <text:span text:style-name="T6">sollte diese Web</text:span>Applikation nur einmal <text:span text:style-name="T6">geschrieben werden.</text:span></text:p>
      <text:p text:style-name="P16"><text:span text:style-name="T8">4. </text:span><text:span text:style-name="T6">Am Ende der Pipeline bekommt man </text:span>eine Native-App die in jede<text:span text:style-name="T127">m</text:span> AppStore <text:span text:style-name="T127">a</text:span>kzeptiert wird.</text:p>
      <text:p text:style-name="P17"/>
      <text:p text:style-name="P20">Begriff-Salat</text:p>
      <text:p text:style-name="P17"/>
      <text:p text:style-name="P17">Eines müssen wir <text:span text:style-name="T6">aber </text:span><text:span text:style-name="T127">trotzdem</text:span><text:span text:style-name="T6"> </text:span>klären: was <text:span text:style-name="T6">repräsentiert</text:span> "PhoneGap" wirklich.</text:p>
      <text:p text:style-name="P17"/>
      <text:p text:style-name="P18">PhoneGap w<text:span text:style-name="T127">u</text:span>rde 2009 <text:span text:style-name="T127">von</text:span> der Firma Nitobi <text:span text:style-name="T127">entwickelt</text:span>. Kurz danach w<text:span text:style-name="T127">u</text:span>rde es bei Adobe Systems <text:span text:style-name="T149">[</text:span><text:span text:style-name="T152">3</text:span><text:span text:style-name="T149">]</text:span> ge<text:span text:style-name="T130">kauft</text:span> und unter der Apache Foundation gelegt. <text:span text:style-name="T130">Es</text:span> w<text:span text:style-name="T127">u</text:span>rde <text:span text:style-name="T130">dann</text:span> in "Apache Callback" umbenannt was danach "Apache Cordova"[<text:span text:style-name="T152">4</text:span>] geworden ist. Adobe hat aber <text:span text:style-name="T127">den Namen</text:span> "PhoneGap" <text:s/>für sich behalten und produziert <text:span text:style-name="T131">unter diese</text:span><text:span text:style-name="T166">m</text:span><text:span text:style-name="T131"> Name</text:span><text:span text:style-name="T166">n</text:span><text:span text:style-name="T131"> </text:span>ein „<text:span text:style-name="T131">Fork“ von Cordova</text:span> <text:s/><text:span text:style-name="T131">und verkauft ein </text:span>BuildSystem unter <text:span text:style-name="T127">dem</text:span> <text:span text:style-name="T127">N</text:span>ame<text:span text:style-name="T127">n „</text:span>PhoneGap <text:span text:style-name="T131">Build“</text:span> [<text:span text:style-name="T152">5</text:span>]. </text:p>
      <text:p text:style-name="P18"/>
      <text:p text:style-name="P18">PhoneGap ist also ein Oberbegriff für Cordova &amp; PhoneGap was die Suche <text:span text:style-name="T128">im</text:span><text:span text:style-name="T128"> </text:span>Internet natürlich nicht einfacher macht. </text:p>
      <text:p text:style-name="P18"/>
      <text:p text:style-name="P18"><text:span text:style-name="T94">Um das Problem noch weiter zu vertiefen kann man mit </text:span>Telerik's Icenium [<text:span text:style-name="T152">6</text:span>] <text:span text:style-name="T128">in .NET</text:span> arbeiten, was auch Cordova basiert ist. <text:span text:style-name="T94">Da</text:span><text:span text:style-name="T128">zu</text:span> <text:span text:style-name="T128">müsste</text:span> man ggf. <text:span text:style-name="T128">nach </text:span>"PhoneGap", "Cordova" <text:span text:style-name="T8">und</text:span> "Icenium" <text:span text:style-name="T128">im </text:span>Internet <text:span text:style-name="T128">s</text:span>uchen<text:span text:style-name="T76">… </text:span><text:span text:style-name="T79">wie praktisch!</text:span></text:p>
      <text:p text:style-name="P13"/>
      <text:p text:style-name="P28">Naja, für diese<text:span text:style-name="T128">n</text:span> Artikel –<text:span text:style-name="T128"> und auch für viele PhoneGap Entwickler </text:span><text:span text:style-name="T128">–</text:span> <text:span text:style-name="T128">fällt</text:span> es alles <text:span text:style-name="T128">unter </text:span>„PhoneGap“.</text:p>
      <text:p text:style-name="P17"/>
      <text:p text:style-name="P21">Unser Beispiel</text:p>
      <text:p text:style-name="P21"><text:soft-page-break/></text:p>
      <text:p text:style-name="P14"><text:span text:style-name="T95">In u</text:span>nsere<text:span text:style-name="T128">r</text:span> App geht <text:span text:style-name="T96">es </text:span>um Datendarstellung. <text:span text:style-name="T157">Wir haben circa 100 Vorträge und 60 Referenten. Die App sollte </text:span><text:span text:style-name="T166">den z</text:span><text:span text:style-name="T157">eitliche</text:span><text:span text:style-name="T166">n </text:span><text:span text:style-name="T157">Ablauf darstellen und eine Schlüsselwort Suche auf Vortrags-Inhalte und Referenten-Vita ermöglichen.</text:span></text:p>
      <text:p text:style-name="P14">Die App funktioniert Offline, die Daten sind <text:span text:style-name="T97">relativ</text:span> <text:span text:style-name="T98">f</text:span>est. <text:span text:style-name="T99">Wir</text:span> verwende also keine <text:span text:style-name="T128">K</text:span>amera, Gyroscope, GPS <text:span text:style-name="T100">oder Speicher</text:span><text:span text:style-name="T128">m</text:span><text:span text:style-name="T100">echanismen der </text:span>PhoneGap <text:span text:style-name="T100">API</text:span>.<text:span text:style-name="T100"> </text:span><text:span text:style-name="T128">V</text:span><text:span text:style-name="T100">on PhoneGap werden wir nur </text:span><text:span text:style-name="T128">die</text:span><text:span text:style-name="T100"> </text:span><text:span text:style-name="T128">n</text:span><text:span text:style-name="T100">ative Schale verwenden. Ein</text:span><text:span text:style-name="T128">s</text:span><text:span text:style-name="T100"> bleibt uns aber: der UI-Kampf.</text:span></text:p>
      <text:p text:style-name="P17"/>
      <text:p text:style-name="P22">„Nur“ ein<text:span text:style-name="T9">m</text:span>al <text:span text:style-name="T9">s</text:span>ch<text:span text:style-name="T9">rei</text:span>ben?</text:p>
      <text:p text:style-name="P17"/>
      <text:p text:style-name="P29"><text:span text:style-name="T4">Nicht so lange her hieß; </text:span><text:span text:style-name="T9">Design Styl der Plattform! </text:span><text:span text:style-name="T132">iOS</text:span><text:span text:style-name="T9"> muss nach </text:span><text:span text:style-name="T132">iOS</text:span><text:span text:style-name="T9"> aussehen, Android nach Android...</text:span><text:span text:style-name="T4"> <text:s/>Dies h</text:span><text:span text:style-name="T9">a</text:span><text:span text:style-name="T4">tte als </text:span><text:span text:style-name="T10">Auswirkung</text:span><text:span text:style-name="T9">,</text:span><text:span text:style-name="T4"> <text:s/>dass </text:span><text:span text:style-name="T9">m</text:span><text:span text:style-name="T10">an</text:span><text:span text:style-name="T4"> eine UI </text:span><text:span text:style-name="T9">p</text:span><text:span text:style-name="T4">ro </text:span><text:span text:style-name="T10">Plattform</text:span><text:span text:style-name="T4"> produzieren </text:span><text:span text:style-name="T9">musste</text:span><text:span text:style-name="T4"> ; was PhoneGap <text:s/></text:span><text:span text:style-name="T10">deutlich </text:span><text:span text:style-name="T4">weniger interessant </text:span><text:span text:style-name="T9">ge</text:span><text:span text:style-name="T4">mach</text:span><text:span text:style-name="T9">t hätte</text:span><text:span text:style-name="T4">.</text:span></text:p>
      <text:p text:style-name="P19"/>
      <text:p text:style-name="P29"><text:span text:style-name="T4">Die Trends gehen </text:span><text:span text:style-name="T9">h</text:span><text:span text:style-name="T4">eutzutage mehr </text:span><text:span text:style-name="T10">Richtung</text:span><text:span text:style-name="T4"> "Branding</text:span><text:span text:style-name="T10">-Design</text:span><text:span text:style-name="T4">", </text:span><text:span text:style-name="T10">nämlich</text:span><text:span text:style-name="T4"> ein </text:span><text:span text:style-name="T9">e</text:span><text:span text:style-name="T4">inheitliches <text:s/>Design, </text:span><text:span text:style-name="T9">das</text:span><text:span text:style-name="T4"> Ihre Organisation oder </text:span><text:span text:style-name="T9">das</text:span><text:span text:style-name="T4"> Produkt spiegelt </text:span><text:span text:style-name="T10">und </text:span><text:span text:style-name="T9">w</text:span><text:span text:style-name="T10">eniger nach iOS </text:span><text:span text:style-name="T9">oder </text:span><text:span text:style-name="T10">Android aussieht</text:span><text:span text:style-name="T4">. </text:span></text:p>
      <text:p text:style-name="P19"/>
      <text:p text:style-name="P29"><text:span text:style-name="T4">Natürlich </text:span><text:span text:style-name="T10">muss</text:span><text:span text:style-name="T4"> man sich an manche </text:span><text:span text:style-name="T10">Navigation oder Darstellungs-</text:span><text:span text:style-name="T4">Regeln halten </text:span><text:span text:style-name="T10">aber mit ein bisschen Mühe kann man</text:span><text:span text:style-name="T4"> </text:span><text:span text:style-name="T10">eine </text:span><text:span text:style-name="T9">r</text:span><text:span text:style-name="T10">elativ </text:span><text:span text:style-name="T9">einheitliche</text:span><text:span text:style-name="T10"> UI produzieren und die</text:span><text:span text:style-name="T9">se</text:span><text:span text:style-name="T10"> nur </text:span><text:span text:style-name="T9">einmal</text:span><text:span text:style-name="T10"> </text:span><text:span text:style-name="T9">s</text:span><text:span text:style-name="T10">chreiben.</text:span></text:p>
      <text:p text:style-name="P23"/>
      <text:p text:style-name="P23">Willkommen i<text:span text:style-name="T166">m</text:span> <text:span text:style-name="T158">wild</text:span><text:span text:style-name="T166">en</text:span><text:span text:style-name="T101"> </text:span>West<text:span text:style-name="T158">en</text:span></text:p>
      <text:p text:style-name="P17"/>
      <text:p text:style-name="P29"><text:span text:style-name="T10">Wer PhoneGap </text:span><text:span text:style-name="T9">verwenden </text:span><text:span text:style-name="T11">und mehr als ein</text:span><text:span text:style-name="T9">e</text:span><text:span text:style-name="T11"> Plattform</text:span><text:span text:style-name="T10"> angreifen will, muss </text:span><text:span text:style-name="T9">sich aber darüber klar sein</text:span><text:span text:style-name="T10">: es handelt sich um Web</text:span><text:span text:style-name="T101">-</text:span><text:span text:style-name="T10">Entwicklung mit eine</text:span><text:span text:style-name="T9">r</text:span><text:span text:style-name="T10"> </text:span><text:span text:style-name="T9">u</text:span><text:span text:style-name="T10">nendliche</text:span><text:span text:style-name="T9">n</text:span><text:span text:style-name="T10"> Palette an Ziel Gerät</text:span><text:span text:style-name="T9">en</text:span><text:span text:style-name="T10">. </text:span><text:span text:style-name="T4">Da wo iOS </text:span><text:span text:style-name="T10">Entwickler</text:span><text:span text:style-name="T4"> sich auf </text:span><text:span text:style-name="T11">zwei</text:span><text:span text:style-name="T4"> </text:span><text:span text:style-name="T10">Bildschirmauflösungen</text:span><text:span text:style-name="T4"> und eine Handvoll </text:span><text:span text:style-name="T10">G</text:span><text:span text:style-name="T4">erät </text:span><text:span text:style-name="T9">k</text:span><text:span text:style-name="T4">onzentrieren können, landet man mit PhoneGap i</text:span><text:span text:style-name="T9">m</text:span><text:span text:style-name="T4"> Mobile</text:span><text:span text:style-name="T9">n</text:span><text:span text:style-name="T4">D</text:span><text:span text:style-name="T10">s</text:span><text:span text:style-name="T4">chungel was massive Design </text:span><text:span text:style-name="T10">A</text:span><text:span text:style-name="T4">uswirkungen </text:span><text:span text:style-name="T10">hat</text:span><text:span text:style-name="T4">. Ohne „Responsive Framework“ empfehle ich </text:span><text:span text:style-name="T10">zum Beispiel gar </text:span><text:span text:style-name="T4">nicht </text:span><text:span text:style-name="T9">erst </text:span><text:span text:style-name="T4">zu </text:span><text:span text:style-name="T10">starten</text:span><text:span text:style-name="T4">. </text:span><text:span text:style-name="T132">Ohne UI-Framework m</text:span><text:span text:style-name="T166">ü</text:span><text:span text:style-name="T132">sst ihr die Browserunterschiede selb</text:span><text:span text:style-name="T166">st</text:span><text:span text:style-name="T132"> glatt </text:span><text:span text:style-name="T166">b</text:span><text:span text:style-name="T132">ügeln, was weder </text:span><text:span text:style-name="T166">l</text:span><text:span text:style-name="T132">ustig noch einfach ist.</text:span></text:p>
      <text:p text:style-name="P19"/>
      <text:p text:style-name="P31">Neben der Bildschirmauflösung hat man <text:span text:style-name="T9">auch </text:span>mit unterschiedliche<text:span text:style-name="T9">n</text:span>Prozess-Kapazität<text:span text:style-name="T9">en</text:span> <text:span text:style-name="T9">zu tun</text:span>, was <text:span text:style-name="T9">auf </text:span><text:s/>Performances <text:span text:style-name="T9">und Usability starke Auswirkungen hat.</text:span></text:p>
      <text:p text:style-name="P31"/>
      <text:p text:style-name="P32"><text:soft-page-break/>Natürlich sind die Native-Container Applikationen auch zu „tweaken“ um ein einheitliches <text:span text:style-name="T9">D</text:span>esign zu erreichen. Und noch weiter, die Browsers (die der WebView hosten) <text:span text:style-name="T9">der</text:span> verschiedene<text:span text:style-name="T9">n</text:span> Plattformen haben kleine aber <text:span text:style-name="T9">f</text:span>eine Unterschiede die <text:span text:style-name="T166">uns</text:span> <text:span text:style-name="T166">t</text:span><text:span text:style-name="T133">rotzt PhoneGap API </text:span><text:s/>das Leben schwer machen wollen...</text:p>
      <text:p text:style-name="P32"/>
      <text:p text:style-name="P32">Wie gesagt, de<text:span text:style-name="T9">r</text:span> <text:span text:style-name="T166">wilde Westen</text:span>.</text:p>
      <text:p text:style-name="P17"/>
      <text:p text:style-name="P23">UI Framework</text:p>
      <text:p text:style-name="P30"/>
      <text:p text:style-name="P33"><text:span text:style-name="T10">Weil es so viele </text:span><text:span text:style-name="T9">Unbekannte</text:span><text:span text:style-name="T10"> i</text:span><text:span text:style-name="T9">m</text:span><text:span text:style-name="T10"> Projekt gab </text:span><text:span text:style-name="T140">(z.B. </text:span><text:span text:style-name="T166">die </text:span><text:span text:style-name="T140">Anzahl an </text:span><text:span text:style-name="T166">A</text:span><text:span text:style-name="T140">bend</text:span><text:span text:style-name="T159">e</text:span><text:span text:style-name="T166">n</text:span><text:span text:style-name="T159"> </text:span><text:span text:style-name="T140">d</text:span><text:span text:style-name="T166">ie </text:span><text:span text:style-name="T140">ich</text:span><text:span text:style-name="T159"> </text:span><text:span text:style-name="T140">investieren kann)</text:span><text:span text:style-name="T10"> habe ich </text:span><text:span text:style-name="T9">mir</text:span><text:span text:style-name="T10"> von Anfang an nur </text:span><text:span text:style-name="T9">m</text:span><text:span text:style-name="T10">obile Gerät als Ziel</text:span><text:span text:style-name="T9">p</text:span><text:span text:style-name="T10">lattform gesetzt </text:span><text:span text:style-name="T134">- </text:span><text:span text:style-name="T10">und zwar nur Handys, nicht mal Tablets </text:span><text:span text:style-name="T134">-</text:span><text:span text:style-name="T10"> </text:span><text:span text:style-name="T134">und</text:span><text:span text:style-name="T10"> </text:span><text:span text:style-name="T9">als </text:span><text:span text:style-name="T77">Standard: iPhone Größe.</text:span><text:span text:style-name="T11"> </text:span><text:span text:style-name="T10"><text:s/>Ich habe mich also gegen eine </text:span><text:span text:style-name="T9">v</text:span><text:span text:style-name="T10">oll </text:span><text:span text:style-name="T14">R</text:span><text:span text:style-name="T10">esponsive Lösung </text:span><text:span text:style-name="T161">a-la-Bootstrap [7]</text:span><text:span text:style-name="T10"> entschieden und </text:span><text:span text:style-name="T163">für ein</text:span><text:span text:style-name="T166">en</text:span><text:span text:style-name="T163"> UI-Framework der die Browser-Unterschiede möglich </text:span><text:span text:style-name="T166">vollständig</text:span><text:span text:style-name="T163"> abdecken </text:span><text:span text:style-name="T166">kann</text:span><text:span text:style-name="T163">. </text:span></text:p>
      <text:p text:style-name="P33"><text:span text:style-name="T163"/></text:p>
      <text:p text:style-name="P33"><text:span text:style-name="T164">Erfahrung mit JQueryMobile (JQM) [8] hatte ich schon gesammelt via Mobile Website Projekte </text:span><text:span text:style-name="T165">(ein Artikel darüber </text:span><text:span text:style-name="T163">gab es </text:span><text:span text:style-name="T165">auch </text:span><text:span text:style-name="T163">i</text:span><text:span text:style-name="T166">m</text:span><text:span text:style-name="T163"> Kaffee-Klatsch [9]</text:span><text:span text:style-name="T165">)</text:span><text:span text:style-name="T163">, ich habe mich also entschieden damit an</text:span><text:span text:style-name="T166">zu</text:span><text:span text:style-name="T163">fangen </text:span><text:span text:style-name="T163">und</text:span><text:span text:style-name="T92"> </text:span><text:span text:style-name="T10">relativ schnell </text:span><text:span text:style-name="T163">m</text:span><text:span text:style-name="T10">eine erste Version </text:span><text:span text:style-name="T163">gebaut.</text:span><text:span text:style-name="T10"> </text:span></text:p>
      <text:p text:style-name="P31"/>
      <text:p text:style-name="P34"><text:span text:style-name="T10">Diese </text:span><text:span text:style-name="T14">e</text:span><text:span text:style-name="T10">rste Version habe</text:span><text:span text:style-name="T12"> </text:span><text:span text:style-name="T134">ich</text:span><text:span text:style-name="T10"> 100% auf Desktop </text:span><text:span text:style-name="T11">Rechner</text:span><text:span text:style-name="T10"> gebaut, in Chrome, mit </text:span><text:span text:style-name="T14">Hilfe von</text:span><text:span text:style-name="T10"> Plugin</text:span><text:span text:style-name="T104">s </text:span><text:span text:style-name="T10">wie</text:span><text:span text:style-name="T92"> <text:s/>„Ripple Emulator“ [</text:span><text:span text:style-name="T162">10</text:span><text:span text:style-name="T92">]</text:span><text:span text:style-name="T10"> </text:span><text:span text:style-name="T92">oder </text:span><text:span text:style-name="T10">„Mobile/RDW Tester“ </text:span><text:span text:style-name="T92">[</text:span><text:span text:style-name="T150">1</text:span><text:span text:style-name="T162">1</text:span><text:span text:style-name="T92">] </text:span><text:span text:style-name="T104">die automatisch die Größe </text:span><text:span text:style-name="T14">des</text:span><text:span text:style-name="T104"> Browser-Fenster</text:span><text:span text:style-name="T14">s</text:span><text:span text:style-name="T104"> an </text:span><text:span text:style-name="T14">das</text:span><text:span text:style-name="T104"> Gerät anpassen</text:span><text:span text:style-name="T92">. </text:span><text:span text:style-name="T93">Alles ging gut, es war schnell und schön. </text:span><text:span text:style-name="T13">Obwohl </text:span><text:span text:style-name="T134">ich</text:span><text:span text:style-name="T13"> eine </text:span><text:span text:style-name="T134">schöne</text:span><text:span text:style-name="T13"> SinglePage Applikation gebaut hatte, </text:span><text:span text:style-name="T15">waren </text:span><text:span text:style-name="T13">die </text:span><text:span text:style-name="T134">Architekturellen</text:span><text:span text:style-name="T15"> Teile schön getrennt, die Javascript Seite klar und übersichtlich</text:span><text:span text:style-name="T11">. Die Transitionen waren chic und </text:span><text:span text:style-name="T14">das</text:span><text:span text:style-name="T11"> Design </text:span><text:span text:style-name="T16">echt gut </text:span><text:span text:style-name="T11">für ein</text:span><text:span text:style-name="T14">en e</text:span><text:span text:style-name="T11">rste</text:span><text:span text:style-name="T14">n</text:span><text:span text:style-name="T11"> </text:span><text:span text:style-name="T23">Entwurf.</text:span><text:span text:style-name="T93"> </text:span><text:span text:style-name="T14">Dafür</text:span><text:span text:style-name="T16"> ha</text:span><text:span text:style-name="T134">be</text:span><text:span text:style-name="T17"> </text:span><text:span text:style-name="T134">ich</text:span><text:span text:style-name="T17"> </text:span><text:span text:style-name="T14">auch Nächte</text:span><text:span text:style-name="T16"> lang a</text:span><text:span text:style-name="T14">m</text:span><text:span text:style-name="T16"> Design geschraubt.</text:span><text:span text:style-name="T14"> </text:span><text:span text:style-name="T134">D</text:span><text:span text:style-name="T14">er</text:span><text:span text:style-name="T15"> </text:span><text:span text:style-name="T16">Realitätstest</text:span><text:span text:style-name="T14"> hat sich daher etwas </text:span><text:span text:style-name="T15">verzöger</text:span><text:span text:style-name="T14">t</text:span><text:span text:style-name="T16">.</text:span></text:p>
      <text:p text:style-name="P32"/>
      <text:p text:style-name="P35"><text:span text:style-name="T16">Irgendwann ist aber </text:span><text:span text:style-name="T14">t</text:span><text:span text:style-name="T16">rotzdem die Realität aufgetaucht: </text:span><text:span text:style-name="T18"><text:s/></text:span><text:span text:style-name="T134">ich</text:span><text:span text:style-name="T93"> </text:span><text:span text:style-name="T14">habe </text:span><text:span text:style-name="T93">versucht </text:span><text:span text:style-name="T18">die</text:span><text:span text:style-name="T93"> App auf </text:span><text:span text:style-name="T14">die </text:span><text:span text:style-name="T16">Zielgeräte </text:span><text:span text:style-name="T93">auszurollen. Das </text:span><text:span text:style-name="T14">e</text:span><text:span text:style-name="T16">rste </text:span><text:span text:style-name="T93">Handy </text:span><text:span text:style-name="T11">war</text:span><text:span text:style-name="T93"> </text:span><text:span text:style-name="T14">a</text:span><text:span text:style-name="T93">lt, l</text:span><text:span text:style-name="T11">ief</text:span><text:span text:style-name="T93"> mit Android 2.3... und meine App war </text:span><text:span text:style-name="T14">u</text:span><text:span text:style-name="T93">nbedienbar. </text:span><text:span text:style-name="T102">Ganz verzweifelt habe ich es </text:span><text:span text:style-name="T16">auch </text:span><text:span text:style-name="T102">auf ein</text:span><text:span text:style-name="T14">em</text:span><text:span text:style-name="T102"> Entry-Level Windows Phone 8 Handy ausgerollt... mit </text:span><text:span text:style-name="T16">etwas bessere</text:span><text:span text:style-name="T14">m</text:span><text:span text:style-name="T16"> aber trotzdem </text:span><text:span text:style-name="T14">ä</text:span><text:span text:style-name="T102">hnliche</text:span><text:span text:style-name="T14">m</text:span><text:span text:style-name="T102"> Ergebnisse.</text:span></text:p>
      <text:p text:style-name="P36"/>
      <text:p text:style-name="P37"><text:soft-page-break/><text:span text:style-name="T134">Ich</text:span> hatte PhoneGap als „<text:span text:style-name="T23">Nicht-Blitz-Schnell</text:span>“ erwartet, aber so langsam auch nicht. Da hatte<text:span text:style-name="T20"> </text:span><text:span text:style-name="T134">ich</text:span> sicherlich was falsch gemacht.</text:p>
      <text:p text:style-name="P42"/>
      <text:p text:style-name="P24">Zurück zum DesignBoard</text:p>
      <text:p text:style-name="P12"/>
      <text:p text:style-name="P46"><text:span text:style-name="T102">Ein paar Abend lang habe</text:span><text:span text:style-name="T21"> </text:span><text:span text:style-name="T134">ich</text:span><text:span text:style-name="T102"> </text:span><text:span text:style-name="T14">im </text:span><text:span text:style-name="T102">Internet </text:span><text:span text:style-name="T14">nach</text:span><text:span text:style-name="T102"> Erfahrung</text:span><text:span text:style-name="T14">en</text:span><text:span text:style-name="T102"> andere</text:span><text:span text:style-name="T14">r </text:span><text:span text:style-name="T102">Entwickler </text:span><text:span text:style-name="T14">gesucht</text:span><text:span text:style-name="T102">. E</text:span><text:span text:style-name="T93">s gibt ungefähr so viele Ahnungen wie Autoren und es geht von </text:span><text:span text:style-name="T27">„PhoneGap mit JQM? Nie und Niemals“</text:span><text:span text:style-name="T93"> </text:span><text:span text:style-name="T14">bis </text:span><text:span text:style-name="T93">zu </text:span><text:span text:style-name="T27">„PhoneGap mit JQM, geil wenn man weiß wie“</text:span><text:span text:style-name="T30"> (wie verraten sie allerdings nicht so richtig)</text:span><text:span text:style-name="T93">. </text:span></text:p>
      <text:p text:style-name="P43"/>
      <text:p text:style-name="P44"><text:span text:style-name="T134">Mehrere Optionen hatte ich zu</text:span><text:span text:style-name="T166">r</text:span><text:span text:style-name="T134"> Auswahl:</text:span></text:p>
      <text:list xml:id="list6661773699553416217" text:style-name="L1">
        <text:list-item>
          <text:p text:style-name="P47">Mit JQM und diese<text:span text:style-name="T166">m</text:span> Design auf Performance Jagt gehen <text:span text:style-name="T153">und ggf. verschiedene </text:span><text:span text:style-name="T166">UI-</text:span><text:span text:style-name="T153">Teile der Anwendung selb</text:span><text:span text:style-name="T166">st</text:span><text:span text:style-name="T153"> implementieren</text:span></text:p>
        </text:list-item>
        <text:list-item>
          <text:p text:style-name="P45"><text:span text:style-name="T166">Bei</text:span><text:span text:style-name="T134"> JQM bleiben aber ein </text:span><text:span text:style-name="T66">Performanter</text:span><text:span text:style-name="T134"> Design </text:span><text:span text:style-name="T66">entwickeln</text:span></text:p>
        </text:list-item>
        <text:list-item>
          <text:p text:style-name="P45"><text:span text:style-name="T134">Einen Neuen UI-Framework suchen der </text:span><text:span text:style-name="T66">das existierende </text:span><text:span text:style-name="T134">Design </text:span><text:span text:style-name="T66">erlaubt </text:span><text:span text:style-name="T153">oder ggf. ohne UI-Framework probieren</text:span></text:p>
        </text:list-item>
        <text:list-item>
          <text:p text:style-name="P48">Framework und <text:span text:style-name="T166">D</text:span>esign wechseln</text:p>
        </text:list-item>
        <text:list-item>
          <text:p text:style-name="P49">PhoneGap aufgeben</text:p>
        </text:list-item>
      </text:list>
      <text:p text:style-name="P43"/>
      <text:p text:style-name="P50">Ich habe mich also auf Performance Jagt gemacht.</text:p>
      <text:p text:style-name="P37"/>
      <text:p text:style-name="P25"><text:span text:style-name="T14">Schlüsselwort</text:span><text:span text:style-name="T103"> „</text:span>Beschleunigen“</text:p>
      <text:p text:style-name="P37"/>
      <text:p text:style-name="P37">Wenn ihr <text:span text:style-name="T14">nach</text:span>„JQueryMobile Performance“ auf Google sucht sind mehr als 50% der Treffer mit PhoneGap verbunden ; <text:span text:style-name="T23">und </text:span><text:span text:style-name="T14">dies</text:span><text:span text:style-name="T23"> ist kein Wunder. Viele Entwickler haben </text:span><text:span text:style-name="T14">dieselbe</text:span><text:span text:style-name="T23"> Erfahrung wie </text:span><text:span text:style-name="T66">ich</text:span><text:span text:style-name="T23"> gesammelt: HTML5 „wie immer“ </text:span><text:span text:style-name="T105">programmiert</text:span><text:span text:style-name="T23"> gebastelt, weit entfernt von </text:span><text:span text:style-name="T14">m</text:span><text:span text:style-name="T23">obile</text:span><text:span text:style-name="T14">n </text:span><text:span text:style-name="T23">Geräte</text:span><text:span text:style-name="T14">n </text:span><text:span text:style-name="T23">gearbeitet und sich danach wundern warum das ganze </text:span><text:span text:style-name="T14">eine </text:span><text:span text:style-name="T23">schlechte Performance hat.</text:span></text:p>
      <text:p text:style-name="P52"/>
      <text:p text:style-name="P38"><text:span text:style-name="T23">Hier sind alle Tricks </text:span><text:span text:style-name="T14">die</text:span><text:span text:style-name="T23"> </text:span><text:span text:style-name="T66">ich</text:span><text:span text:style-name="T23"> bisher im Einsatz </text:span><text:span text:style-name="T14">gefunden</text:span><text:span text:style-name="T23"> habe um </text:span><text:span text:style-name="T66">meine</text:span><text:span text:style-name="T23"> App zu beschleunigen ; </text:span><text:span text:style-name="T106">und </text:span><text:span text:style-name="T14">der</text:span><text:span text:style-name="T106"> „nullte“ Tip </text:span><text:span text:style-name="T24">wäre</text:span><text:span text:style-name="T106">: von Tag Eins </text:span><text:span text:style-name="T14">an </text:span><text:span text:style-name="T106">auf Zielgeräte</text:span><text:span text:style-name="T14">ntesten</text:span><text:span text:style-name="T106">!</text:span></text:p>
      <text:p text:style-name="P52"/>
      <text:p text:style-name="P53">1. DOM Größe</text:p>
      <text:p text:style-name="P52"/>
      <text:p text:style-name="P39"><text:span text:style-name="T24">Das größte Problem mit JQuery &amp; JQueryMobile wird </text:span><text:span text:style-name="T14">die</text:span><text:span text:style-name="T24"> DOM Größe sein. Wenn ihr mit JQM z.B. eine ListView baut, produziert JQM für jede „li“ Tag eine Vier-Stufige „</text:span><text:span text:style-name="T103">li/div/div/a“ </text:span><text:span text:style-name="T24">Struktur. Mit etwas mehr Inhalt sind </text:span><text:span text:style-name="T66">meine</text:span><text:span text:style-name="T24"> List-Elemente schnell 6 oder 7 </text:span><text:span text:style-name="T14">s</text:span><text:span text:style-name="T24">tufig geworden mit insgesamt 15 bis 20 Elemente</text:span><text:span text:style-name="T14">n</text:span><text:span text:style-name="T24">. Das für mehr als 100 Vorträge f</text:span><text:span text:style-name="T14">ä</text:span><text:span text:style-name="T24">ngt an eine </text:span><text:span text:style-name="T14">s</text:span><text:span text:style-name="T24">chöne Menge zu sein.</text:span></text:p>
      <text:p text:style-name="P53"/>
      <text:p text:style-name="P40"><text:soft-page-break/><text:span text:style-name="T24">Es ist kritisch diese Menge im Kopf zu behalten und </text:span><text:span text:style-name="T14">zu </text:span><text:span text:style-name="T24">versuchen </text:span><text:span text:style-name="T14">sie</text:span><text:span text:style-name="T24"> unter Kontrolle zu halten. </text:span><text:span text:style-name="T25">„Ist es wirklich nötig dies Information im DOM zu haben oder k</text:span><text:span text:style-name="T31">ann</text:span><text:span text:style-name="T25"> </text:span><text:span text:style-name="T31">ich</text:span><text:span text:style-name="T25"> </text:span><text:span text:style-name="T30">sie</text:span><text:span text:style-name="T25"> „bei bedarf“ nachladen?“</text:span><text:span text:style-name="T24"> ist z.B. eine Frage </text:span><text:span text:style-name="T14">die</text:span><text:span text:style-name="T24"> </text:span><text:span text:style-name="T66">ich mir</text:span><text:span text:style-name="T24"> dann häufig fragen </text:span><text:span text:style-name="T14">musste</text:span><text:span text:style-name="T24">.</text:span></text:p>
      <text:p text:style-name="P53"/>
      <text:p text:style-name="P41"><text:span text:style-name="T122">Obwohl JQM erlaubt mehrere „Seiten“ innerhalb eine</text:span><text:span text:style-name="T14">r</text:span><text:span text:style-name="T122"> HTML Seite zu definieren ist es nicht empfohlen. Der DOM wird dennoch größer und umso komplexer zu navigieren </text:span><text:span text:style-name="T123">(für Caching &amp; Prefetching Tips, siehe </text:span><text:span text:style-name="T14">unten </text:span><text:span text:style-name="T123">Punkt </text:span><text:span text:style-name="T14">vier</text:span><text:span text:style-name="T123"> )</text:span><text:span text:style-name="T122">.</text:span></text:p>
      <text:p text:style-name="P53"/>
      <text:p text:style-name="P39"><text:span text:style-name="T14">Die</text:span><text:span text:style-name="T124"> Größe des DOMs is</text:span><text:span text:style-name="T24">t natürlich allein nicht DAS Problem. Wird aber im Kombination mit Punkt zwei etwas kritischer.</text:span></text:p>
      <text:p text:style-name="P53"/>
      <text:p text:style-name="P39"><text:span text:style-name="T24">2. JQuery Sele</text:span><text:span text:style-name="T33">k</text:span><text:span text:style-name="T24">tor</text:span><text:span text:style-name="T33">en</text:span></text:p>
      <text:p text:style-name="P53"/>
      <text:p text:style-name="P53">Dies ist wieder kein PhoneGap / JQM Problem per se. Es liege eher un<text:span text:style-name="T14">t</text:span>er <text:span text:style-name="T14">den</text:span> Javascript „Best Practice“.</text:p>
      <text:p text:style-name="P53"/>
      <text:p text:style-name="P39"><text:span text:style-name="T33">Es wird für viele </text:span><text:span text:style-name="T14">d</text:span><text:span text:style-name="T33">oof klingen, aber wie oft habe </text:span><text:span text:style-name="T66">ich</text:span><text:span text:style-name="T33"> JS Funktionen </text:span><text:span text:style-name="T107">geschrieben ohne de</text:span><text:span text:style-name="T14">n</text:span><text:span text:style-name="T107"> </text:span><text:span text:style-name="T14">g</text:span><text:span text:style-name="T107">anze</text:span><text:span text:style-name="T14">n </text:span><text:span text:style-name="T107">Scope nachzuschauen und am ende gemerkt das </text:span><text:span text:style-name="T24">JQuery Selektoren </text:span><text:span text:style-name="T107">immer </text:span><text:span text:style-name="T33">wieder </text:span><text:span text:style-name="T107">aufgerufen w</text:span><text:span text:style-name="T14">u</text:span><text:span text:style-name="T107">rden. </text:span><text:span text:style-name="T33">JQuery Selektoren </text:span><text:span text:style-name="T24">sind </text:span><text:span text:style-name="T14">t</text:span><text:span text:style-name="T24">euer. </text:span><text:span text:style-name="T14">Man sollte sie besser speichern und wiederverwenden.</text:span><text:span text:style-name="T33"> Immer. </text:span></text:p>
      <text:p text:style-name="P54"/>
      <text:p text:style-name="P55">JQuery Selektoren können <text:span text:style-name="T129">auf verschiedene Arten</text:span> geschrieben werden mit unterschiedliche<text:span text:style-name="T129">n</text:span> Performance Effekten:</text:p>
      <text:p text:style-name="P56"><text:span text:style-name="T80">- JQuery Id Selektoren verwenden direkt die Native Browser Methode </text:span><text:span text:style-name="T115">getElementByID()</text:span><text:span text:style-name="T117"> was natürlich am </text:span><text:span text:style-name="T118">e</text:span><text:span text:style-name="T117">ffizienteste</text:span><text:span text:style-name="T118">n</text:span><text:span text:style-name="T117"> ist</text:span><text:span text:style-name="T80">.</text:span></text:p>
      <text:p text:style-name="P56"><text:span text:style-name="T108">- Um die Suche nach eine</text:span><text:span text:style-name="T129">m</text:span><text:span text:style-name="T108"> Element zu beschränken können wir ein Context einsetzen. Es l</text:span><text:span text:style-name="T129">o</text:span><text:span text:style-name="T108">hnt sich nicht über den gesamtes DOM </text:span><text:span text:style-name="T129">nach</text:span><text:span text:style-name="T108"> eine</text:span><text:span text:style-name="T129">m</text:span><text:span text:style-name="T108"> Element zu suchen wenn wir schon „ungefähr“ wissen wo es liegen soll. </text:span><text:span text:style-name="T80">I</text:span><text:span text:style-name="T81">m </text:span><text:span text:style-name="T82">F</text:span><text:span text:style-name="T80">all</text:span><text:span text:style-name="T82">e </text:span><text:span text:style-name="T80">von z.B. mehrere</text:span><text:span text:style-name="T82">n</text:span><text:span text:style-name="T80">„spans“ in einen „div“ können wir </text:span><text:span text:style-name="T82">entweder</text:span><text:span text:style-name="T80"> </text:span><text:span text:style-name="T85">$('#divId span')</text:span><text:span text:style-name="T80"> oder </text:span><text:span text:style-name="T85">$('span', '#divId')</text:span><text:span text:style-name="T80"> verwenden.</text:span></text:p>
      <text:p text:style-name="P56"><text:span text:style-name="T80">- Selektoren mit „Context“ </text:span><text:span text:style-name="T82">werden</text:span><text:span text:style-name="T80"> bei JQM von rechts nach links abgearbeitet. </text:span><text:span text:style-name="T82">Im</text:span><text:span text:style-name="T80"> </text:span><text:span text:style-name="T82">o</text:span><text:span text:style-name="T80">beren Beispiel ist es also </text:span><text:span text:style-name="T82">b</text:span><text:span text:style-name="T80">esser die </text:span><text:span text:style-name="T85">$('span', '#divId')</text:span><text:span text:style-name="T80"> Variante zu verwenden. Im </text:span><text:span text:style-name="T80">Hintergrund wandelt JQM diese </text:span><text:span text:style-name="T82">V</text:span><text:span text:style-name="T80">ariante in einen </text:span><text:span text:style-name="T85">$('#divId').find('span') </text:span><text:span text:style-name="T88">um, </text:span><text:span text:style-name="T80">wir können also direkt diese Variante verwenden und uns noch ein bisschen Zeit Sparen.</text:span></text:p>
      <text:p text:style-name="P4"/>
      <text:p text:style-name="P4"><text:soft-page-break/><text:span text:style-name="T121">3. </text:span>onClick Verzögerung</text:p>
      <text:p text:style-name="P53"/>
      <text:p text:style-name="P57"><text:span text:style-name="T58">Um „Gest</text:span><text:span text:style-name="T126">e</text:span><text:span text:style-name="T129">n“</text:span><text:span text:style-name="T58"> zu erlauben wird </text:span><text:span text:style-name="T129">künstlich </text:span><text:span text:style-name="T58">ein</text:span><text:span text:style-name="T129">e</text:span><text:span text:style-name="T58"> </text:span><text:span text:style-name="T129">Verzögerung von </text:span><text:span text:style-name="T58">c.a. 300ms auf das onClick() </text:span><text:span text:style-name="T126">E</text:span><text:span text:style-name="T58">vent <text:s/>gebaut. In </text:span><text:span text:style-name="T129">den m</text:span><text:span text:style-name="T58">eisten Fälle</text:span><text:span text:style-name="T129">n </text:span><text:span text:style-name="T58">braucht man es nicht und könnte </text:span><text:span text:style-name="T129">so</text:span><text:span text:style-name="T58"> viel „Responsiveness“ gewinnen. </text:span></text:p>
      <text:p text:style-name="P58"/>
      <text:p text:style-name="P58">Eine Lösung ist da<text:span text:style-name="T129">s</text:span> „Tap“ Event, oder eine Javascript Bibliothek wie FastClick [<text:span text:style-name="T151">1</text:span><text:span text:style-name="T162">2</text:span>].</text:p>
      <text:p text:style-name="P59"/>
      <text:p text:style-name="P3">4. Page Prefetching / Caching</text:p>
      <text:p text:style-name="P7"/>
      <text:p text:style-name="P1"><text:span text:style-name="T37">JQM erlaubt </text:span><text:span text:style-name="T36">uns Seiten zu Cachen, was in unserem Fall wo die Daten sich selten </text:span><text:span text:style-name="T38">ä</text:span><text:span text:style-name="T36">ndern, wirklich Sinn macht. Dies kann am div-Element Level via</text:span><text:span text:style-name="T44">“data-dom-cache=true“</text:span><text:span text:style-name="T36">, direkt als Globale Einstellung via </text:span><text:span text:style-name="T44">„$.mobile.page.prototype.options.domCache = true“</text:span><text:span text:style-name="T36"> oder via Javascript </text:span><text:span text:style-name="T44">„</text:span><text:span text:style-name="Source_20_Text"><text:span text:style-name="Variable"><text:span text:style-name="T112">pageContainerElement</text:span></text:span></text:span><text:span text:style-name="Source_20_Text"><text:span text:style-name="T112">.page({ domCache: true });“</text:span></text:span></text:p>
      <text:p text:style-name="P5"><text:s/>eingestellt werden.</text:p>
      <text:p text:style-name="P6"/>
      <text:p text:style-name="P2"><text:span text:style-name="T129">Im </text:span><text:span text:style-name="T125">Fall von </text:span><text:span text:style-name="T129">m</text:span><text:span text:style-name="T125">ehrere</text:span><text:span text:style-name="T129">n</text:span><text:span text:style-name="T125">HTML Seiten kann man via der Tag </text:span><text:span text:style-name="T29">„data-prefetch“</text:span><text:span text:style-name="T59"> Seiten im Hintergrund laden. </text:span><text:span text:style-name="T65">Bei m</text:span><text:span text:style-name="T59">obile</text:span><text:span text:style-name="T65">n</text:span><text:span text:style-name="T59">Webseite würde es Bandwidth brauchen, aber in unsere</text:span><text:span text:style-name="T65">r</text:span><text:span text:style-name="T59"> Offline-App ist es natürlich ganz praktisch.</text:span></text:p>
      <text:p text:style-name="P57"/>
      <text:p text:style-name="P60">5. Asynchron DOM Refresh</text:p>
      <text:p text:style-name="P60"/>
      <text:p text:style-name="P61"><text:span text:style-name="T137">Eins, habe ich festgestellt, ist „sehr teuer“: </text:span><text:span text:style-name="T166">den</text:span><text:span text:style-name="T137"> DOM </text:span><text:span text:style-name="T166">d</text:span><text:span text:style-name="T137">ynamisch befüllen/manipulieren und auffrischen. Wenn man z.B. Elemente in eine</text:span><text:span text:style-name="T166">r</text:span><text:span text:style-name="T137"> ListView hinzufügt, sollte man dann etwas wie </text:span><text:span text:style-name="T32">„myList.listView.refresh()“</text:span><text:span text:style-name="T137"> aufrufen so da</text:span><text:span text:style-name="T166">s</text:span><text:span text:style-name="T137">s die Liste neu gemalt wird. Meine 100 Elemente Liste vollständig </text:span><text:span text:style-name="T141">dargestellt zu kriegen</text:span><text:span text:style-name="T137"> hat auf den Geräten bis zu 15 Sekunden gedauert.</text:span></text:p>
      <text:p text:style-name="P60"/>
      <text:p text:style-name="P62"><text:span text:style-name="T137">Die </text:span><text:span text:style-name="T166">b</text:span><text:span text:style-name="T137">este Lösung </text:span><text:span text:style-name="T166">die </text:span><text:span text:style-name="T137">ich dafür gefunden habe ist eine </text:span><text:span text:style-name="T166">a</text:span><text:span text:style-name="T137">synchrone Ladung </text:span><text:span text:style-name="T138">von </text:span><text:span text:style-name="T166">e</text:span><text:span text:style-name="T138">inzel</text:span><text:span text:style-name="T166">nen</text:span><text:span text:style-name="T138"> Elemente</text:span><text:span text:style-name="T166">n </text:span><text:span text:style-name="T138">(oder bis zu zehn </text:span><text:span text:style-name="T166">auf einmal</text:span><text:span text:style-name="T138">)</text:span><text:span text:style-name="T137">. </text:span><text:span text:style-name="T139">Das lässt sich in Javascript </text:span><text:span text:style-name="T89">gut </text:span><text:span text:style-name="T169">anhand ei</text:span><text:span text:style-name="T89">n</text:span><text:span text:style-name="T90">er</text:span><text:span text:style-name="T89"> </text:span><text:span text:style-name="T87">„self.setInterval()“</text:span><text:span text:style-name="T89"> Funktion machen. Die Liste ist nicht sofort vollständig befüllt, der Bildschirm aber schon. </text:span><text:span text:style-name="T91">I</text:span><text:span text:style-name="T89">n meinem Fall ging es trotzdem schnell genug, </text:span><text:span text:style-name="T90">so</text:span><text:span text:style-name="T89">das</text:span><text:span text:style-name="T90">s </text:span><text:span text:style-name="T91">es </text:span><text:span text:style-name="T89">der Anwender mit ein</text:span><text:span text:style-name="T91">em</text:span><text:span text:style-name="T89"> schnelle</text:span><text:span text:style-name="T91">n</text:span><text:span text:style-name="T89">-</text:span><text:span text:style-name="T91">S</text:span><text:span text:style-name="T89">crollen </text:span><text:span text:style-name="T91">nicht</text:span><text:span text:style-name="T89"> überholen k</text:span><text:span text:style-name="T91">o</text:span><text:span text:style-name="T89">nnte. </text:span><text:span text:style-name="T91">Somit ist es</text:span><text:span text:style-name="T89"> für </text:span><text:span text:style-name="T91">den</text:span><text:span text:style-name="T89"> Anwender genug.</text:span></text:p>
      <text:p text:style-name="P26">Bittere<text:span text:style-name="T167">s </text:span>Ende</text:p>
      <text:p text:style-name="P50"/>
      <text:p text:style-name="P63"><text:span text:style-name="T66">Trotz diese</text:span><text:span text:style-name="T167">r Tipps</text:span><text:span text:style-name="T66"> &amp; Tricks ist meine App nicht schnell genug geworden. </text:span><text:span text:style-name="T167">Sie</text:span><text:span text:style-name="T66"> läuft zwar </text:span><text:span text:style-name="T135">sehr </text:span><text:span text:style-name="T66">gut auf </text:span><text:soft-page-break/><text:span text:style-name="T142">neuere</text:span><text:span text:style-name="T167">n</text:span><text:span text:style-name="T142">/</text:span><text:span text:style-name="T135">starke</text:span><text:span text:style-name="T167">n</text:span><text:span text:style-name="T135"> </text:span><text:span text:style-name="T66">Geräte</text:span><text:span text:style-name="T167">n</text:span><text:span text:style-name="T66"> aber auf </text:span><text:span text:style-name="T167">ä</text:span><text:span text:style-name="T66">ltere</text:span><text:span text:style-name="T167">n</text:span><text:span text:style-name="T66">/</text:span><text:span text:style-name="T135">schwächere</text:span><text:span text:style-name="T167">n</text:span><text:span text:style-name="T66"> Kisten leide</text:span><text:span text:style-name="T135">n</text:span><text:span text:style-name="T66"> d</text:span><text:span text:style-name="T135">ie </text:span><text:span text:style-name="T143">Antwort-Zeiten</text:span><text:span text:style-name="T66"> und da</text:span><text:span text:style-name="T143">mit</text:span><text:span text:style-name="T66"> </text:span><text:span text:style-name="T167">die </text:span><text:span text:style-name="T135">gesamte</text:span><text:span text:style-name="T66"> </text:span><text:span text:style-name="T143">Usability</text:span><text:span text:style-name="T66">.</text:span></text:p>
      <text:p text:style-name="P51"/>
      <text:p text:style-name="P64"><text:span text:style-name="T146">Schlaue</text:span><text:span text:style-name="T167">s</text:span><text:span text:style-name="T146"> </text:span><text:span text:style-name="T135">Rendering von Seiten </text:span><text:span text:style-name="T146">via</text:span><text:span text:style-name="T135"> Asynchrone Patterns </text:span><text:span text:style-name="T144">und caching helfen um schnelle </text:span><text:span text:style-name="T167">Seiten </text:span><text:span text:style-name="T144">Transitionen zu bekommen, lösen aber nicht die Schnelligkeit der </text:span><text:span text:style-name="T135">Navigation innerhalb eine</text:span><text:span text:style-name="T167">r</text:span><text:span text:style-name="T135"> Seite.</text:span><text:span text:style-name="T66"> </text:span>Die List-Elemente <text:span text:style-name="T135">z.B. brauchen </text:span><text:span text:style-name="T146">immer noch zu viel Zeit </text:span><text:span text:style-name="T135">um sich </text:span><text:span text:style-name="T146">aufzuklappen. </text:span><text:span text:style-name="T135">T</text:span><text:span text:style-name="T145">a</text:span><text:span text:style-name="T135">p </text:span><text:span text:style-name="T146">Kommandos </text:span><text:span text:style-name="T135">fühlen sich </text:span><text:span text:style-name="T146">noch </text:span><text:span text:style-name="T135">wohl sehr fremd ; man überlegt sich immer ob das Handy das Event wirklich registriert hat. Das kann </text:span><text:span text:style-name="T136">leider </text:span><text:span text:style-name="T135">nicht sein ; </text:span><text:span text:style-name="T136">es entspricht nicht </text:span><text:span text:style-name="T167">der</text:span><text:span text:style-name="T136"> Qualität </text:span><text:span text:style-name="T167">die </text:span><text:span text:style-name="T136">ich erwarte</text:span><text:span text:style-name="T135">.</text:span></text:p>
      <text:p text:style-name="P50"/>
      <text:p text:style-name="P65"><text:span text:style-name="T66">Zusätzlich </text:span><text:span text:style-name="T135">dazu, sollte diese App als Tool für Entwickler Konferenzen dienen. W</text:span><text:span text:style-name="T66">ie soll ich dann mein</text:span><text:span text:style-name="T167">em</text:span><text:span text:style-name="T66"> Techniker-Publikum erklären dass ein Handy mit einem Quad-Core Processor gebraucht ist um </text:span><text:span text:style-name="T135">e</text:span><text:span text:style-name="T66">in Datendarstellungsprogramm sauber laufen lassen zu können?</text:span></text:p>
      <text:p text:style-name="P50"/>
      <text:p text:style-name="P65"><text:span text:style-name="T66">Ich arbeite </text:span><text:span text:style-name="T135">die </text:span><text:span text:style-name="T66">Liste </text:span><text:span text:style-name="T135">also </text:span><text:span text:style-name="T66">weiter </text:span><text:span text:style-name="T167">ab</text:span><text:span text:style-name="T66">.</text:span></text:p>
      <text:p text:style-name="P50"/>
      <text:p text:style-name="P27">Wie geht’s weiter?</text:p>
      <text:p text:style-name="P50"/>
      <text:p text:style-name="P66"><text:span text:style-name="T154">Zuerst werde ich versuchen</text:span><text:span text:style-name="T136"> </text:span><text:span text:style-name="T135">ein sehr einfaches Design zu schaffen mit weniger Information auf jede Seite aber dafür mehr Seiten </text:span><text:span text:style-name="T136">und</text:span><text:span text:style-name="T135"> mehr Navigation. Da </text:span><text:span text:style-name="T136">es sich um eine App und nicht eine </text:span><text:span text:style-name="T168">m</text:span><text:span text:style-name="T136">obile Webseite handelt, </text:span><text:span text:style-name="T147">sollte</text:span><text:span text:style-name="T135"> nachladen </text:span><text:span text:style-name="T136">kein Thema </text:span><text:span text:style-name="T147">sein</text:span><text:span text:style-name="T135">. </text:span><text:span text:style-name="T136">Was aber wichtig erscheint ist das</text:span><text:span text:style-name="T168">s</text:span><text:span text:style-name="T136"> jede Seite für sich schnell &amp; bedienbar ist, </text:span><text:span text:style-name="T148">dass </text:span><text:span text:style-name="T168">also</text:span><text:span text:style-name="T148"> d</text:span><text:span text:style-name="T168">as</text:span><text:span text:style-name="T148"> </text:span><text:span text:style-name="T168">n</text:span><text:span text:style-name="T136">ative </text:span><text:span text:style-name="T148">Gefühl da ist</text:span><text:span text:style-name="T136">. Vielleicht lässt sich so etwas mit JQM doch machen.</text:span></text:p>
      <text:p text:style-name="P67"/>
      <text:p text:style-name="P61"><text:span text:style-name="T149">Sollte es nicht der </text:span><text:span text:style-name="T136">Fall sein, werde ich </text:span><text:span text:style-name="T155">außerhalb von JQM suchen </text:span><text:span text:style-name="T168">müssen</text:span><text:span text:style-name="T136">. Kurz habe ich schon anhand Adobe Topcoat </text:span><text:span text:style-name="T137">[1</text:span><text:span text:style-name="T162">3</text:span><text:span text:style-name="T137">]</text:span><text:span text:style-name="T136"> und Zepto </text:span><text:span text:style-name="T137">[1</text:span><text:span text:style-name="T162">4</text:span><text:span text:style-name="T137">]</text:span><text:span text:style-name="T136"> ein</text:span><text:span text:style-name="T168">en</text:span><text:span text:style-name="T136"> Prototyp erstellt. Topcoat bietet </text:span><text:span text:style-name="T119">CSS f</text:span><text:span text:style-name="T120">ür</text:span><text:span text:style-name="T119"> </text:span><text:span text:style-name="T120">saubere und schnelle W</text:span><text:span text:style-name="T119">eb</text:span><text:span text:style-name="T120">Applikationen</text:span><text:span text:style-name="T78"> und Zept</text:span><text:span text:style-name="T136">o ist eine </text:span><text:span text:style-name="T137">minimalistische &amp; schlanke </text:span><text:span text:style-name="T136">JQuery Alternative, </text:span><text:span text:style-name="T137">die für </text:span><text:span text:style-name="T168">das</text:span><text:span text:style-name="T137"> </text:span><text:span text:style-name="T168">m</text:span><text:span text:style-name="T137">obile Web gedacht </text:span><text:span text:style-name="T168">ist</text:span><text:span text:style-name="T136">. </text:span></text:p>
      <text:p text:style-name="P61"><text:span text:style-name="T136">Beide sind </text:span><text:span text:style-name="T137">also </text:span><text:span text:style-name="T136">Performan</text:span><text:span text:style-name="T149">z</text:span><text:span text:style-name="T136">-orientiert </text:span><text:span text:style-name="T137">und könnten uns </text:span><text:span text:style-name="T149">vielleicht</text:span><text:span text:style-name="T137"> helfen. Leider bin ich durch meinem Prototyp schon an Browser-</text:span><text:span text:style-name="T168">U</text:span><text:span text:style-name="T137">nterschiede gestoßen die JQM für mich glatt gezogen hatte und </text:span><text:span text:style-name="T168">an denen</text:span><text:span text:style-name="T137"> ich </text:span><text:span text:style-name="T168">hier</text:span><text:span text:style-name="T137"> selber arbeiten </text:span><text:span text:style-name="T149">müsste</text:span><text:span text:style-name="T137">. Habe ich fast alles diese Unterschiede </text:span><text:span text:style-name="T149">entdeckt</text:span><text:span text:style-name="T137"> oder ist das </text:span><text:span text:style-name="T168">die </text:span><text:span text:style-name="T137">Eisbergspitze?</text:span></text:p>
      <text:p text:style-name="P60"/>
      <text:p text:style-name="P60"><text:span text:style-name="T155">I</text:span>ch <text:span text:style-name="T155">habe </text:span>noch <text:span text:style-name="T155">et</text:span>was <text:span text:style-name="T155">Arbeit </text:span>vor mir...</text:p>
      <text:p text:style-name="P77"><text:soft-page-break/>Referenzen</text:p>
      <text:p text:style-name="P68"/>
      <text:p text:style-name="P10"><text:span text:style-name="T52">[1] </text:span><text:span text:style-name="T55">Heiduk, Andreas, Vom Duke zum Droid, Lehren eines Android-Anfängers, KaffeeKlatsch, 2013, </text:span><text:span text:style-name="T54">November, </text:span><text:a xlink:type="simple" xlink:href="http://www.bookware.de/kaffeeklatsch/archiv/KaffeeKlatsch-2013-11.pdf">http://www.bookware.de/kaffeeklatsch/archiv/KaffeeKlatsch-2013-11.pdf</text:a><text:span text:style-name="T54"> </text:span></text:p>
      <text:p text:style-name="P10"><text:span text:style-name="T52">[2] </text:span><text:span text:style-name="T48">Eberling, Werner, </text:span><text:span text:style-name="T53">Mind the gap! Plattformübergreifende mobile Entwicklung mit PhoneGap, Kaffee-Klatsch 2012, </text:span><text:span text:style-name="T54">Januar, </text:span><text:a xlink:type="simple" xlink:href="http://www.bookware.de/kaffeeklatsch/archiv/KaffeeKlatsch-2012-01.pdf">http://www.bookware.de/kaffeeklatsch/archiv/KaffeeKlatsch-2012-01.pdf</text:a><text:span text:style-name="T54"> </text:span></text:p>
      <text:p text:style-name="P8"><text:span text:style-name="T47">[3] </text:span><text:span text:style-name="T48">Adobe Systems, </text:span><text:a xlink:type="simple" xlink:href="http://www.adobe.com/"><text:span text:style-name="T34">http://www.adobe.com/</text:span></text:a><text:span text:style-name="T48"> </text:span></text:p>
      <text:p text:style-name="P8"><text:span text:style-name="T47">[</text:span><text:span text:style-name="T48">4</text:span><text:span text:style-name="T47">] </text:span><text:span text:style-name="T48">Apache Cordova, </text:span><text:a xlink:type="simple" xlink:href="http://cordova.apache.org/"><text:span text:style-name="T34">http://cordova.apache.org/</text:span></text:a><text:span text:style-name="T48"> </text:span></text:p>
      <text:p text:style-name="P8"><text:span text:style-name="T47">[</text:span><text:span text:style-name="T48">5</text:span><text:span text:style-name="T47">] </text:span><text:span text:style-name="T48">PhoneGap Build, </text:span><text:a xlink:type="simple" xlink:href="https://build.phonegap.com/"><text:span text:style-name="T34">https://build.phonegap.com/</text:span></text:a><text:span text:style-name="T48"> </text:span></text:p>
      <text:p text:style-name="P8"><text:span text:style-name="T47">[</text:span><text:span text:style-name="T48">6</text:span><text:span text:style-name="T47">] </text:span><text:span text:style-name="T48">Telerik's Icenium, </text:span><text:a xlink:type="simple" xlink:href="http://www.icenium.com/"><text:span text:style-name="T34">http://www.icenium.com/</text:span></text:a><text:span text:style-name="T48"> </text:span></text:p>
      <text:p text:style-name="P69"><text:span text:style-name="T47">[</text:span><text:span text:style-name="T48">7</text:span><text:span text:style-name="T47">] </text:span><text:span text:style-name="T51">Twitter Bootstrap </text:span><text:a xlink:type="simple" xlink:href="http://getbootstrap.com/">http://getbootstrap.com/</text:a><text:span text:style-name="T51"> </text:span></text:p>
      <text:p text:style-name="P69"><text:span text:style-name="T51">[8] </text:span><text:span text:style-name="T48">JQueryMobile, </text:span><text:a xlink:type="simple" xlink:href="http://jquerymobile.com/"><text:span text:style-name="T34">http://jquerymobile.com/</text:span></text:a><text:span text:style-name="T48"> </text:span></text:p>
      <text:p text:style-name="P10"><text:span text:style-name="T48">[</text:span><text:span text:style-name="T51">9</text:span><text:span text:style-name="T48">] Werner Eberling Web2touch, Web-Entwicklung für mobile Endgeräte mit jQuery Mobile, Kaffee-</text:span><text:span text:style-name="T50">K</text:span><text:span text:style-name="T48">latsch, 2012, </text:span><text:span text:style-name="T50">August, </text:span><text:a xlink:type="simple" xlink:href="http://www.bookware.de/kaffeeklatsch/archiv/KaffeeKlatsch-2012-08.pdf"><text:span text:style-name="T57">http://www.bookware.de/kaffeeklatsch/archiv/KaffeeKlatsch-2012-08.pdf</text:span></text:a></text:p>
      <text:p text:style-name="P8"><text:span text:style-name="T47">[</text:span><text:span text:style-name="T51">10</text:span><text:span text:style-name="T47">] </text:span><text:span text:style-name="T48">RippleEmulator, </text:span><text:a xlink:type="simple" xlink:href="https://chrome.google.com/webstore/detail/ripple-emulator-beta/geelfhphabnejjhdalkjhgipohgpdnoc?hl=en"><text:span text:style-name="T34">https://chrome.google.com/webstore/detail/ripple-emulator-beta/geelfhphabnejjhdalkjhgipohgpdnoc</text:span></text:a></text:p>
      <text:p text:style-name="P8"><text:span text:style-name="T47">[</text:span><text:span text:style-name="T48">1</text:span><text:span text:style-name="T51">1</text:span><text:span text:style-name="T47">] </text:span><text:span text:style-name="T48">Mobile/RDW Tester, </text:span><text:a xlink:type="simple" xlink:href="https://chrome.google.com/webstore/detail/mobilerwd-tester/elmekokodcohlommfikpmojheggnbelo"><text:span text:style-name="T34">https://chrome.google.com/webstore/detail/mobilerwd-tester/elmekokodcohlommfikpmojheggnbelo</text:span></text:a><text:span text:style-name="T48"> </text:span></text:p>
      <text:p text:style-name="P9"><text:span text:style-name="T47">[</text:span><text:span text:style-name="T48">1</text:span><text:span text:style-name="T51">2</text:span><text:span text:style-name="T47">] </text:span><text:span text:style-name="T48">Fastclick, </text:span><text:a xlink:type="simple" xlink:href="https://github.com/ftlabs/fastclick"><text:span text:style-name="T34">https://github.com/ftlabs/fastclick</text:span></text:a><text:span text:style-name="T49"> </text:span></text:p>
      <text:p text:style-name="P8"><text:span text:style-name="T47">[</text:span><text:span text:style-name="T48">1</text:span><text:span text:style-name="T51">3</text:span><text:span text:style-name="T47">] </text:span><text:span text:style-name="T48">Adobe Topcoat, </text:span><text:a xlink:type="simple" xlink:href="http://topcoat.io/"><text:span text:style-name="T34">http://topcoat.io/</text:span></text:a><text:span text:style-name="T48"> </text:span></text:p>
      <text:p text:style-name="P8"><text:span text:style-name="T47">[</text:span><text:span text:style-name="T48">1</text:span><text:span text:style-name="T51">4</text:span><text:span text:style-name="T48">]</text:span><text:span text:style-name="T47"> </text:span><text:span text:style-name="T48">Zepto, </text:span><text:a xlink:type="simple" xlink:href="http://zeptojs.com/"><text:span text:style-name="T34">http://zeptojs.com/</text:span></text:a><text:span text:style-name="T4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260</meta:editing-cycles>
    <meta:editing-duration>P1DT4H17M31S</meta:editing-duration>
    <dc:date>2014-01-09T20:51:37.14</dc:date>
    <dc:creator>Tim Bourguignon</dc:creator>
    <meta:printed-by>Tim Bourguignon</meta:printed-by>
    <meta:print-date>2014-01-07T14:36:47.33</meta:print-date>
    <meta:document-statistic meta:table-count="0" meta:image-count="0" meta:object-count="0" meta:page-count="17" meta:paragraph-count="99" meta:word-count="2289" meta:character-count="15843" meta:non-whitespace-character-count="13607"/>
    <meta:user-defined meta:name="Info 1"/>
    <meta:user-defined meta:name="Info 2"/>
    <meta:user-defined meta:name="Info 3"/>
    <meta:user-defined meta:name="Info 4"/>
  </office:meta>
</office:document-meta>
</file>